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A000000DD000000DD9C8AB801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8.8209in" svg:height="10.8445in" svg:x="3.5953in" svg:y="0.0394in">
            <draw:object draw:notify-on-update-of-ranges="Arkusz1.A1:Arkusz1.A118 Arkusz1.B1:Arkusz1.B118 Arkusz1.D1:Arkusz1.D1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8.7543in" svg:height="10.8441in" svg:x="3.5555in" svg:y="14.2224in">
            <draw:object draw:notify-on-update-of-ranges="Arkusz1.A118:Arkusz1.A299 Arkusz1.B118:Arkusz1.B299 Arkusz1.D118:Arkusz1.D29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 office:value-type="float" office:value="53250" calcext:value-type="float">
            <text:p>53250</text:p>
          </table:table-cell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 office:value-type="float" office:value="53900" calcext:value-type="float">
            <text:p>53900</text:p>
          </table:table-cell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 office:value-type="float" office:value="54565" calcext:value-type="float">
            <text:p>54565</text:p>
          </table:table-cell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 office:value-type="float" office:value="55855" calcext:value-type="float">
            <text:p>55855</text:p>
          </table:table-cell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 office:value-type="float" office:value="58735" calcext:value-type="float">
            <text:p>58735</text:p>
          </table:table-cell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 office:value-type="float" office:value="59535" calcext:value-type="float">
            <text:p>59535</text:p>
          </table:table-cell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 office:value-type="float" office:value="61360" calcext:value-type="float">
            <text:p>61360</text:p>
          </table:table-cell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 office:value-type="float" office:value="61725" calcext:value-type="float">
            <text:p>61725</text:p>
          </table:table-cell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 office:value-type="float" office:value="61900" calcext:value-type="float">
            <text:p>61900</text:p>
          </table:table-cell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 office:value-type="float" office:value="63200" calcext:value-type="float">
            <text:p>63200</text:p>
          </table:table-cell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 office:value-type="float" office:value="64100" calcext:value-type="float">
            <text:p>64100</text:p>
          </table:table-cell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 office:value-type="float" office:value="65100" calcext:value-type="float">
            <text:p>65100</text:p>
          </table:table-cell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 office:value-type="float" office:value="65800" calcext:value-type="float">
            <text:p>65800</text:p>
          </table:table-cell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 office:value-type="float" office:value="66000" calcext:value-type="float">
            <text:p>66000</text:p>
          </table:table-cell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 office:value-type="float" office:value="66200" calcext:value-type="float">
            <text:p>66200</text:p>
          </table:table-cell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 office:value-type="float" office:value="66570" calcext:value-type="float">
            <text:p>66570</text:p>
          </table:table-cell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 office:value-type="float" office:value="66600" calcext:value-type="float">
            <text:p>66600</text:p>
          </table:table-cell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 office:value-type="float" office:value="67000" calcext:value-type="float">
            <text:p>67000</text:p>
          </table:table-cell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 office:value-type="float" office:value="68045" calcext:value-type="float">
            <text:p>68045</text:p>
          </table:table-cell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 office:value-type="float" office:value="70030" calcext:value-type="float">
            <text:p>70030</text:p>
          </table:table-cell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 office:value-type="float" office:value="70650" calcext:value-type="float">
            <text:p>70650</text:p>
          </table:table-cell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 office:value-type="float" office:value="71000" calcext:value-type="float">
            <text:p>71000</text:p>
          </table:table-cell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 office:value-type="float" office:value="72670" calcext:value-type="float">
            <text:p>72670</text:p>
          </table:table-cell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 office:value-type="float" office:value="73490" calcext:value-type="float">
            <text:p>73490</text:p>
          </table:table-cell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 office:value-type="float" office:value="73970" calcext:value-type="float">
            <text:p>73970</text:p>
          </table:table-cell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 office:value-type="float" office:value="74150" calcext:value-type="float">
            <text:p>74150</text:p>
          </table:table-cell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 office:value-type="float" office:value="74300" calcext:value-type="float">
            <text:p>74300</text:p>
          </table:table-cell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 office:value-type="float" office:value="74350" calcext:value-type="float">
            <text:p>74350</text:p>
          </table:table-cell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style-name="ce13" table:formula="of:=[.D148]+([.D148]-[.$D$9])/ROWS([.$D$9:.D148])" office:value-type="float" office:value="63403.8181818184" calcext:value-type="float">
            <text:p>63404</text:p>
          </table:table-cell>
          <table:table-cell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style-name="ce13" table:formula="of:=[.D149]+([.D149]-[.$D$9])/ROWS([.$D$9:.D149])" office:value-type="float" office:value="63735.9090909093" calcext:value-type="float">
            <text:p>63736</text:p>
          </table:table-cell>
          <table:table-cell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style-name="ce13" table:formula="of:=[.D150]+([.D150]-[.$D$9])/ROWS([.$D$9:.D150])" office:value-type="float" office:value="64068.0000000002" calcext:value-type="float">
            <text:p>64068</text:p>
          </table:table-cell>
          <table:table-cell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style-name="ce13" table:formula="of:=[.D151]+([.D151]-[.$D$9])/ROWS([.$D$9:.D151])" office:value-type="float" office:value="64400.0909090912" calcext:value-type="float">
            <text:p>64400</text:p>
          </table:table-cell>
          <table:table-cell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style-name="ce13" table:formula="of:=[.D152]+([.D152]-[.$D$9])/ROWS([.$D$9:.D152])" office:value-type="float" office:value="64732.1818181821" calcext:value-type="float">
            <text:p>64732</text:p>
          </table:table-cell>
          <table:table-cell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 office:value-type="float" office:value="75400" calcext:value-type="float">
            <text:p>75400</text:p>
          </table:table-cell>
          <table:table-cell table:style-name="ce6" office:value-type="date" office:date-value="2015-01-06" calcext:value-type="date">
            <text:p>06.01</text:p>
          </table:table-cell>
          <table:table-cell table:style-name="ce13" table:formula="of:=[.D153]+([.D153]-[.$D$9])/ROWS([.$D$9:.D153])" office:value-type="float" office:value="65064.272727273" calcext:value-type="float">
            <text:p>65064</text:p>
          </table:table-cell>
          <table:table-cell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 office:value-type="float" office:value="75760" calcext:value-type="float">
            <text:p>75760</text:p>
          </table:table-cell>
          <table:table-cell table:style-name="ce6" office:value-type="date" office:date-value="2015-01-07" calcext:value-type="date">
            <text:p>07.01</text:p>
          </table:table-cell>
          <table:table-cell table:style-name="ce13" table:formula="of:=[.D154]+([.D154]-[.$D$9])/ROWS([.$D$9:.D154])" office:value-type="float" office:value="65396.3636363639" calcext:value-type="float">
            <text:p>65396</text:p>
          </table:table-cell>
          <table:table-cell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style-name="ce13" table:formula="of:=[.D155]+([.D155]-[.$D$9])/ROWS([.$D$9:.D155])" office:value-type="float" office:value="65728.4545454548" calcext:value-type="float">
            <text:p>65728</text:p>
          </table:table-cell>
          <table:table-cell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 office:value-type="float" office:value="76010" calcext:value-type="float">
            <text:p>76010</text:p>
          </table:table-cell>
          <table:table-cell table:style-name="ce6" office:value-type="date" office:date-value="2015-01-09" calcext:value-type="date">
            <text:p>09.01</text:p>
          </table:table-cell>
          <table:table-cell table:style-name="ce13" table:formula="of:=[.D156]+([.D156]-[.$D$9])/ROWS([.$D$9:.D156])" office:value-type="float" office:value="66060.5454545457" calcext:value-type="float">
            <text:p>66061</text:p>
          </table:table-cell>
          <table:table-cell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 office:value-type="float" office:value="77300" calcext:value-type="float">
            <text:p>77300</text:p>
          </table:table-cell>
          <table:table-cell table:style-name="ce6" office:value-type="date" office:date-value="2015-01-10" calcext:value-type="date">
            <text:p>10.01</text:p>
          </table:table-cell>
          <table:table-cell table:style-name="ce13" table:formula="of:=[.D157]+([.D157]-[.$D$9])/ROWS([.$D$9:.D157])" office:value-type="float" office:value="66392.6363636366" calcext:value-type="float">
            <text:p>66393</text:p>
          </table:table-cell>
          <table:table-cell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 office:value-type="float" office:value="77500" calcext:value-type="float">
            <text:p>77500</text:p>
          </table:table-cell>
          <table:table-cell table:style-name="ce6" office:value-type="date" office:date-value="2015-01-11" calcext:value-type="date">
            <text:p>11.01</text:p>
          </table:table-cell>
          <table:table-cell table:style-name="ce13" table:formula="of:=[.D158]+([.D158]-[.$D$9])/ROWS([.$D$9:.D158])" office:value-type="float" office:value="66724.7272727275" calcext:value-type="float">
            <text:p>66725</text:p>
          </table:table-cell>
          <table:table-cell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 office:value-type="float" office:value="79040" calcext:value-type="float">
            <text:p>79040</text:p>
          </table:table-cell>
          <table:table-cell table:style-name="ce6" office:value-type="date" office:date-value="2015-01-12" calcext:value-type="date">
            <text:p>12.01</text:p>
          </table:table-cell>
          <table:table-cell table:style-name="ce13" table:formula="of:=[.D159]+([.D159]-[.$D$9])/ROWS([.$D$9:.D159])" office:value-type="float" office:value="67056.8181818184" calcext:value-type="float">
            <text:p>67057</text:p>
          </table:table-cell>
          <table:table-cell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 office:value-type="float" office:value="79620" calcext:value-type="float">
            <text:p>79620</text:p>
          </table:table-cell>
          <table:table-cell table:style-name="ce6" office:value-type="date" office:date-value="2015-01-13" calcext:value-type="date">
            <text:p>13.01</text:p>
          </table:table-cell>
          <table:table-cell table:style-name="ce13" table:formula="of:=[.D160]+([.D160]-[.$D$9])/ROWS([.$D$9:.D160])" office:value-type="float" office:value="67388.9090909093" calcext:value-type="float">
            <text:p>67389</text:p>
          </table:table-cell>
          <table:table-cell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 office:value-type="float" office:value="81350" calcext:value-type="float">
            <text:p>81350</text:p>
          </table:table-cell>
          <table:table-cell table:style-name="ce6" office:value-type="date" office:date-value="2015-01-14" calcext:value-type="date">
            <text:p>14.01</text:p>
          </table:table-cell>
          <table:table-cell table:style-name="ce13" table:formula="of:=[.D161]+([.D161]-[.$D$9])/ROWS([.$D$9:.D161])" office:value-type="float" office:value="67721.0000000003" calcext:value-type="float">
            <text:p>67721</text:p>
          </table:table-cell>
          <table:table-cell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 office:value-type="float" office:value="82100" calcext:value-type="float">
            <text:p>82100</text:p>
          </table:table-cell>
          <table:table-cell table:style-name="ce6" office:value-type="date" office:date-value="2015-01-15" calcext:value-type="date">
            <text:p>15.01</text:p>
          </table:table-cell>
          <table:table-cell table:style-name="ce13" table:formula="of:=[.D162]+([.D162]-[.$D$9])/ROWS([.$D$9:.D162])" office:value-type="float" office:value="68053.0909090912" calcext:value-type="float">
            <text:p>68053</text:p>
          </table:table-cell>
          <table:table-cell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 office:value-type="float" office:value="82600" calcext:value-type="float">
            <text:p>82600</text:p>
          </table:table-cell>
          <table:table-cell table:style-name="ce6" office:value-type="date" office:date-value="2015-01-16" calcext:value-type="date">
            <text:p>16.01</text:p>
          </table:table-cell>
          <table:table-cell table:style-name="ce13" table:formula="of:=[.D163]+([.D163]-[.$D$9])/ROWS([.$D$9:.D163])" office:value-type="float" office:value="68385.1818181821" calcext:value-type="float">
            <text:p>68385</text:p>
          </table:table-cell>
          <table:table-cell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 office:value-type="float" office:value="82700" calcext:value-type="float">
            <text:p>82700</text:p>
          </table:table-cell>
          <table:table-cell table:style-name="ce6" office:value-type="date" office:date-value="2015-01-17" calcext:value-type="date">
            <text:p>17.01</text:p>
          </table:table-cell>
          <table:table-cell table:style-name="ce13" table:formula="of:=[.D164]+([.D164]-[.$D$9])/ROWS([.$D$9:.D164])" office:value-type="float" office:value="68717.272727273" calcext:value-type="float">
            <text:p>68717</text:p>
          </table:table-cell>
          <table:table-cell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 office:value-type="float" office:value="82700" calcext:value-type="float">
            <text:p>82700</text:p>
          </table:table-cell>
          <table:table-cell table:style-name="ce6" office:value-type="date" office:date-value="2015-01-18" calcext:value-type="date">
            <text:p>18.01</text:p>
          </table:table-cell>
          <table:table-cell table:style-name="ce13" table:formula="of:=[.D165]+([.D165]-[.$D$9])/ROWS([.$D$9:.D165])" office:value-type="float" office:value="69049.3636363639" calcext:value-type="float">
            <text:p>69049</text:p>
          </table:table-cell>
          <table:table-cell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 office:value-type="float" office:value="83600" calcext:value-type="float">
            <text:p>83600</text:p>
          </table:table-cell>
          <table:table-cell table:style-name="ce6" office:value-type="date" office:date-value="2015-01-19" calcext:value-type="date">
            <text:p>19.01</text:p>
          </table:table-cell>
          <table:table-cell table:style-name="ce13" table:formula="of:=[.D166]+([.D166]-[.$D$9])/ROWS([.$D$9:.D166])" office:value-type="float" office:value="69381.4545454548" calcext:value-type="float">
            <text:p>69381</text:p>
          </table:table-cell>
          <table:table-cell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style-name="ce13" table:formula="of:=[.D167]+([.D167]-[.$D$9])/ROWS([.$D$9:.D167])" office:value-type="float" office:value="69713.5454545457" calcext:value-type="float">
            <text:p>69714</text:p>
          </table:table-cell>
          <table:table-cell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style-name="ce13" table:formula="of:=[.D168]+([.D168]-[.$D$9])/ROWS([.$D$9:.D168])" office:value-type="float" office:value="70045.6363636366" calcext:value-type="float">
            <text:p>70046</text:p>
          </table:table-cell>
          <table:table-cell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style-name="ce13" table:formula="of:=[.D169]+([.D169]-[.$D$9])/ROWS([.$D$9:.D169])" office:value-type="float" office:value="70377.7272727276" calcext:value-type="float">
            <text:p>70378</text:p>
          </table:table-cell>
          <table:table-cell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style-name="ce13" table:formula="of:=[.D170]+([.D170]-[.$D$9])/ROWS([.$D$9:.D170])" office:value-type="float" office:value="70709.8181818185" calcext:value-type="float">
            <text:p>70710</text:p>
          </table:table-cell>
          <table:table-cell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style-name="ce13" table:formula="of:=[.D171]+([.D171]-[.$D$9])/ROWS([.$D$9:.D171])" office:value-type="float" office:value="71041.9090909094" calcext:value-type="float">
            <text:p>71042</text:p>
          </table:table-cell>
          <table:table-cell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style-name="ce13" table:formula="of:=[.D172]+([.D172]-[.$D$9])/ROWS([.$D$9:.D172])" office:value-type="float" office:value="71374.0000000003" calcext:value-type="float">
            <text:p>71374</text:p>
          </table:table-cell>
          <table:table-cell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 office:value-type="float" office:value="83875" calcext:value-type="float">
            <text:p>83875</text:p>
          </table:table-cell>
          <table:table-cell table:style-name="ce6" office:value-type="date" office:date-value="2015-01-26" calcext:value-type="date">
            <text:p>26.01</text:p>
          </table:table-cell>
          <table:table-cell table:style-name="ce13" table:formula="of:=[.D173]+([.D173]-[.$D$9])/ROWS([.$D$9:.D173])" office:value-type="float" office:value="71706.0909090912" calcext:value-type="float">
            <text:p>71706</text:p>
          </table:table-cell>
          <table:table-cell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style-name="ce13" table:formula="of:=[.D174]+([.D174]-[.$D$9])/ROWS([.$D$9:.D174])" office:value-type="float" office:value="72038.1818181821" calcext:value-type="float">
            <text:p>72038</text:p>
          </table:table-cell>
          <table:table-cell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style-name="ce13" table:formula="of:=[.D175]+([.D175]-[.$D$9])/ROWS([.$D$9:.D175])" office:value-type="float" office:value="72370.272727273" calcext:value-type="float">
            <text:p>72370</text:p>
          </table:table-cell>
          <table:table-cell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style-name="ce13" table:formula="of:=[.D176]+([.D176]-[.$D$9])/ROWS([.$D$9:.D176])" office:value-type="float" office:value="72702.3636363639" calcext:value-type="float">
            <text:p>72702</text:p>
          </table:table-cell>
          <table:table-cell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style-name="ce13" table:formula="of:=[.D177]+([.D177]-[.$D$9])/ROWS([.$D$9:.D177])" office:value-type="float" office:value="73034.4545454549" calcext:value-type="float">
            <text:p>73034</text:p>
          </table:table-cell>
          <table:table-cell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style-name="ce13" table:formula="of:=[.D178]+([.D178]-[.$D$9])/ROWS([.$D$9:.D178])" office:value-type="float" office:value="73366.5454545458" calcext:value-type="float">
            <text:p>73367</text:p>
          </table:table-cell>
          <table:table-cell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style-name="ce13" table:formula="of:=[.D179]+([.D179]-[.$D$9])/ROWS([.$D$9:.D179])" office:value-type="float" office:value="73698.6363636367" calcext:value-type="float">
            <text:p>73699</text:p>
          </table:table-cell>
          <table:table-cell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style-name="ce13" table:formula="of:=[.D180]+([.D180]-[.$D$9])/ROWS([.$D$9:.D180])" office:value-type="float" office:value="74030.7272727276" calcext:value-type="float">
            <text:p>74031</text:p>
          </table:table-cell>
          <table:table-cell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 office:value-type="float" office:value="85000" calcext:value-type="float">
            <text:p>85000</text:p>
          </table:table-cell>
          <table:table-cell table:style-name="ce6" office:value-type="date" office:date-value="2015-02-03" calcext:value-type="date">
            <text:p>03.02</text:p>
          </table:table-cell>
          <table:table-cell table:style-name="ce13" table:formula="of:=[.D181]+([.D181]-[.$D$9])/ROWS([.$D$9:.D181])" office:value-type="float" office:value="74362.8181818185" calcext:value-type="float">
            <text:p>74363</text:p>
          </table:table-cell>
          <table:table-cell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style-name="ce13" table:formula="of:=[.D182]+([.D182]-[.$D$9])/ROWS([.$D$9:.D182])" office:value-type="float" office:value="74694.9090909094" calcext:value-type="float">
            <text:p>74695</text:p>
          </table:table-cell>
          <table:table-cell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 office:value-type="float" office:value="95300" calcext:value-type="float">
            <text:p>95300</text:p>
          </table:table-cell>
          <table:table-cell table:style-name="ce6" office:value-type="date" office:date-value="2015-02-05" calcext:value-type="date">
            <text:p>05.02</text:p>
          </table:table-cell>
          <table:table-cell table:style-name="ce13" table:formula="of:=[.D183]+([.D183]-[.$D$9])/ROWS([.$D$9:.D183])" office:value-type="float" office:value="75027.0000000003" calcext:value-type="float">
            <text:p>75027</text:p>
          </table:table-cell>
          <table:table-cell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style-name="ce13" table:formula="of:=[.D184]+([.D184]-[.$D$9])/ROWS([.$D$9:.D184])" office:value-type="float" office:value="75359.0909090912" calcext:value-type="float">
            <text:p>75359</text:p>
          </table:table-cell>
          <table:table-cell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style-name="ce13" table:formula="of:=[.D185]+([.D185]-[.$D$9])/ROWS([.$D$9:.D185])" office:value-type="float" office:value="75691.1818181821" calcext:value-type="float">
            <text:p>75691</text:p>
          </table:table-cell>
          <table:table-cell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style-name="ce13" table:formula="of:=[.D186]+([.D186]-[.$D$9])/ROWS([.$D$9:.D186])" office:value-type="float" office:value="76023.2727272731" calcext:value-type="float">
            <text:p>76023</text:p>
          </table:table-cell>
          <table:table-cell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style-name="ce13" table:formula="of:=[.D187]+([.D187]-[.$D$9])/ROWS([.$D$9:.D187])" office:value-type="float" office:value="76355.363636364" calcext:value-type="float">
            <text:p>76355</text:p>
          </table:table-cell>
          <table:table-cell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style-name="ce13" table:formula="of:=[.D188]+([.D188]-[.$D$9])/ROWS([.$D$9:.D188])" office:value-type="float" office:value="76687.4545454549" calcext:value-type="float">
            <text:p>76687</text:p>
          </table:table-cell>
          <table:table-cell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style-name="ce13" table:formula="of:=[.D189]+([.D189]-[.$D$9])/ROWS([.$D$9:.D189])" office:value-type="float" office:value="77019.5454545458" calcext:value-type="float">
            <text:p>77020</text:p>
          </table:table-cell>
          <table:table-cell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style-name="ce13" table:formula="of:=[.D190]+([.D190]-[.$D$9])/ROWS([.$D$9:.D190])" office:value-type="float" office:value="77351.6363636367" calcext:value-type="float">
            <text:p>77352</text:p>
          </table:table-cell>
          <table:table-cell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style-name="ce13" table:formula="of:=[.D191]+([.D191]-[.$D$9])/ROWS([.$D$9:.D191])" office:value-type="float" office:value="77683.7272727276" calcext:value-type="float">
            <text:p>77684</text:p>
          </table:table-cell>
          <table:table-cell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style-name="ce13" table:formula="of:=[.D192]+([.D192]-[.$D$9])/ROWS([.$D$9:.D192])" office:value-type="float" office:value="78015.8181818185" calcext:value-type="float">
            <text:p>78016</text:p>
          </table:table-cell>
          <table:table-cell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 office:value-type="float" office:value="97150" calcext:value-type="float">
            <text:p>97150</text:p>
          </table:table-cell>
          <table:table-cell table:style-name="ce6" office:value-type="date" office:date-value="2015-02-15" calcext:value-type="date">
            <text:p>15.02</text:p>
          </table:table-cell>
          <table:table-cell table:style-name="ce13" table:formula="of:=[.D193]+([.D193]-[.$D$9])/ROWS([.$D$9:.D193])" office:value-type="float" office:value="78347.9090909094" calcext:value-type="float">
            <text:p>78348</text:p>
          </table:table-cell>
          <table:table-cell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style-name="ce13" table:formula="of:=[.D194]+([.D194]-[.$D$9])/ROWS([.$D$9:.D194])" office:value-type="float" office:value="78680.0000000004" calcext:value-type="float">
            <text:p>78680</text:p>
          </table:table-cell>
          <table:table-cell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 office:value-type="float" office:value="98500" calcext:value-type="float">
            <text:p>98500</text:p>
          </table:table-cell>
          <table:table-cell table:style-name="ce6" office:value-type="date" office:date-value="2015-02-17" calcext:value-type="date">
            <text:p>17.02</text:p>
          </table:table-cell>
          <table:table-cell table:style-name="ce13" table:formula="of:=[.D195]+([.D195]-[.$D$9])/ROWS([.$D$9:.D195])" office:value-type="float" office:value="79012.0909090913" calcext:value-type="float">
            <text:p>79012</text:p>
          </table:table-cell>
          <table:table-cell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 office:value-type="float" office:value="99860" calcext:value-type="float">
            <text:p>99860</text:p>
          </table:table-cell>
          <table:table-cell table:style-name="ce6" office:value-type="date" office:date-value="2015-02-18" calcext:value-type="date">
            <text:p>18.02</text:p>
          </table:table-cell>
          <table:table-cell table:style-name="ce13" table:formula="of:=[.D196]+([.D196]-[.$D$9])/ROWS([.$D$9:.D196])" office:value-type="float" office:value="79344.1818181822" calcext:value-type="float">
            <text:p>79344</text:p>
          </table:table-cell>
          <table:table-cell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 office:value-type="float" office:value="100160" calcext:value-type="float">
            <text:p>100160</text:p>
          </table:table-cell>
          <table:table-cell table:style-name="ce6" office:value-type="date" office:date-value="2015-02-19" calcext:value-type="date">
            <text:p>19.02</text:p>
          </table:table-cell>
          <table:table-cell table:style-name="ce13" table:formula="of:=[.D197]+([.D197]-[.$D$9])/ROWS([.$D$9:.D197])" office:value-type="float" office:value="79676.2727272731" calcext:value-type="float">
            <text:p>79676</text:p>
          </table:table-cell>
          <table:table-cell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 office:value-type="float" office:value="101650" calcext:value-type="float">
            <text:p>101650</text:p>
          </table:table-cell>
          <table:table-cell table:style-name="ce6" office:value-type="date" office:date-value="2015-02-20" calcext:value-type="date">
            <text:p>20.02</text:p>
          </table:table-cell>
          <table:table-cell table:style-name="ce13" table:formula="of:=[.D198]+([.D198]-[.$D$9])/ROWS([.$D$9:.D198])" office:value-type="float" office:value="80008.363636364" calcext:value-type="float">
            <text:p>80008</text:p>
          </table:table-cell>
          <table:table-cell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style-name="ce13" table:formula="of:=[.D199]+([.D199]-[.$D$9])/ROWS([.$D$9:.D199])" office:value-type="float" office:value="80340.4545454549" calcext:value-type="float">
            <text:p>80340</text:p>
          </table:table-cell>
          <table:table-cell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style-name="ce13" table:formula="of:=[.D200]+([.D200]-[.$D$9])/ROWS([.$D$9:.D200])" office:value-type="float" office:value="80672.5454545458" calcext:value-type="float">
            <text:p>80673</text:p>
          </table:table-cell>
          <table:table-cell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 office:value-type="float" office:value="102560" calcext:value-type="float">
            <text:p>102560</text:p>
          </table:table-cell>
          <table:table-cell table:style-name="ce6" office:value-type="date" office:date-value="2015-02-23" calcext:value-type="date">
            <text:p>23.02</text:p>
          </table:table-cell>
          <table:table-cell table:style-name="ce13" table:formula="of:=[.D201]+([.D201]-[.$D$9])/ROWS([.$D$9:.D201])" office:value-type="float" office:value="81004.6363636367" calcext:value-type="float">
            <text:p>81005</text:p>
          </table:table-cell>
          <table:table-cell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 office:value-type="float" office:value="103300" calcext:value-type="float">
            <text:p>103300</text:p>
          </table:table-cell>
          <table:table-cell table:style-name="ce6" office:value-type="date" office:date-value="2015-02-24" calcext:value-type="date">
            <text:p>24.02</text:p>
          </table:table-cell>
          <table:table-cell table:style-name="ce13" table:formula="of:=[.D202]+([.D202]-[.$D$9])/ROWS([.$D$9:.D202])" office:value-type="float" office:value="81336.7272727276" calcext:value-type="float">
            <text:p>81337</text:p>
          </table:table-cell>
          <table:table-cell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style-name="ce13" table:formula="of:=[.D203]+([.D203]-[.$D$9])/ROWS([.$D$9:.D203])" office:value-type="float" office:value="81668.8181818186" calcext:value-type="float">
            <text:p>81669</text:p>
          </table:table-cell>
          <table:table-cell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style-name="ce13" table:formula="of:=[.D204]+([.D204]-[.$D$9])/ROWS([.$D$9:.D204])" office:value-type="float" office:value="82000.9090909095" calcext:value-type="float">
            <text:p>82001</text:p>
          </table:table-cell>
          <table:table-cell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style-name="ce13" table:formula="of:=[.D205]+([.D205]-[.$D$9])/ROWS([.$D$9:.D205])" office:value-type="float" office:value="82333.0000000004" calcext:value-type="float">
            <text:p>82333</text:p>
          </table:table-cell>
          <table:table-cell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style-name="ce13" table:formula="of:=[.D206]+([.D206]-[.$D$9])/ROWS([.$D$9:.D206])" office:value-type="float" office:value="82665.0909090913" calcext:value-type="float">
            <text:p>82665</text:p>
          </table:table-cell>
          <table:table-cell/>
        </table:table-row>
        <table:table-row table:style-name="ro1">
          <table:table-cell office:value-type="date" office:date-value="2015-03-01" calcext:value-type="date">
            <text:p>01.03</text:p>
          </table:table-cell>
          <table:table-cell/>
          <table:table-cell table:style-name="ce6" office:value-type="date" office:date-value="2015-03-01" calcext:value-type="date">
            <text:p>01.03</text:p>
          </table:table-cell>
          <table:table-cell table:style-name="ce13" table:formula="of:=[.D207]+([.D207]-[.$D$9])/ROWS([.$D$9:.D207])" office:value-type="float" office:value="82997.1818181822" calcext:value-type="float">
            <text:p>82997</text:p>
          </table:table-cell>
          <table:table-cell/>
        </table:table-row>
        <table:table-row table:style-name="ro1">
          <table:table-cell office:value-type="date" office:date-value="2015-03-02" calcext:value-type="date">
            <text:p>02.03</text:p>
          </table:table-cell>
          <table:table-cell/>
          <table:table-cell table:style-name="ce6" office:value-type="date" office:date-value="2015-03-02" calcext:value-type="date">
            <text:p>02.03</text:p>
          </table:table-cell>
          <table:table-cell table:style-name="ce13" table:formula="of:=[.D208]+([.D208]-[.$D$9])/ROWS([.$D$9:.D208])" office:value-type="float" office:value="83329.2727272731" calcext:value-type="float">
            <text:p>83329</text:p>
          </table:table-cell>
          <table:table-cell/>
        </table:table-row>
        <table:table-row table:style-name="ro1">
          <table:table-cell office:value-type="date" office:date-value="2015-03-03" calcext:value-type="date">
            <text:p>03.03</text:p>
          </table:table-cell>
          <table:table-cell/>
          <table:table-cell table:style-name="ce6" office:value-type="date" office:date-value="2015-03-03" calcext:value-type="date">
            <text:p>03.03</text:p>
          </table:table-cell>
          <table:table-cell table:style-name="ce13" table:formula="of:=[.D209]+([.D209]-[.$D$9])/ROWS([.$D$9:.D209])" office:value-type="float" office:value="83661.363636364" calcext:value-type="float">
            <text:p>83661</text:p>
          </table:table-cell>
          <table:table-cell/>
        </table:table-row>
        <table:table-row table:style-name="ro1">
          <table:table-cell office:value-type="date" office:date-value="2015-03-04" calcext:value-type="date">
            <text:p>04.03</text:p>
          </table:table-cell>
          <table:table-cell/>
          <table:table-cell table:style-name="ce6" office:value-type="date" office:date-value="2015-03-04" calcext:value-type="date">
            <text:p>04.03</text:p>
          </table:table-cell>
          <table:table-cell table:style-name="ce13" table:formula="of:=[.D210]+([.D210]-[.$D$9])/ROWS([.$D$9:.D210])" office:value-type="float" office:value="83993.4545454549" calcext:value-type="float">
            <text:p>83993</text:p>
          </table:table-cell>
          <table:table-cell/>
        </table:table-row>
        <table:table-row table:style-name="ro1">
          <table:table-cell office:value-type="date" office:date-value="2015-03-05" calcext:value-type="date">
            <text:p>05.03</text:p>
          </table:table-cell>
          <table:table-cell/>
          <table:table-cell table:style-name="ce6" office:value-type="date" office:date-value="2015-03-05" calcext:value-type="date">
            <text:p>05.03</text:p>
          </table:table-cell>
          <table:table-cell table:style-name="ce13" table:formula="of:=[.D211]+([.D211]-[.$D$9])/ROWS([.$D$9:.D211])" office:value-type="float" office:value="84325.5454545458" calcext:value-type="float">
            <text:p>84326</text:p>
          </table:table-cell>
          <table:table-cell/>
        </table:table-row>
        <table:table-row table:style-name="ro1">
          <table:table-cell office:value-type="date" office:date-value="2015-03-06" calcext:value-type="date">
            <text:p>06.03</text:p>
          </table:table-cell>
          <table:table-cell/>
          <table:table-cell table:style-name="ce6" office:value-type="date" office:date-value="2015-03-06" calcext:value-type="date">
            <text:p>06.03</text:p>
          </table:table-cell>
          <table:table-cell table:style-name="ce13" table:formula="of:=[.D212]+([.D212]-[.$D$9])/ROWS([.$D$9:.D212])" office:value-type="float" office:value="84657.6363636368" calcext:value-type="float">
            <text:p>84658</text:p>
          </table:table-cell>
          <table:table-cell/>
        </table:table-row>
        <table:table-row table:style-name="ro1">
          <table:table-cell office:value-type="date" office:date-value="2015-03-07" calcext:value-type="date">
            <text:p>07.03</text:p>
          </table:table-cell>
          <table:table-cell/>
          <table:table-cell table:style-name="ce6" office:value-type="date" office:date-value="2015-03-07" calcext:value-type="date">
            <text:p>07.03</text:p>
          </table:table-cell>
          <table:table-cell table:style-name="ce13" table:formula="of:=[.D213]+([.D213]-[.$D$9])/ROWS([.$D$9:.D213])" office:value-type="float" office:value="84989.7272727277" calcext:value-type="float">
            <text:p>84990</text:p>
          </table:table-cell>
          <table:table-cell/>
        </table:table-row>
        <table:table-row table:style-name="ro1">
          <table:table-cell office:value-type="date" office:date-value="2015-03-08" calcext:value-type="date">
            <text:p>08.03</text:p>
          </table:table-cell>
          <table:table-cell/>
          <table:table-cell table:style-name="ce6" office:value-type="date" office:date-value="2015-03-08" calcext:value-type="date">
            <text:p>08.03</text:p>
          </table:table-cell>
          <table:table-cell table:style-name="ce13" table:formula="of:=[.D214]+([.D214]-[.$D$9])/ROWS([.$D$9:.D214])" office:value-type="float" office:value="85321.8181818186" calcext:value-type="float">
            <text:p>85322</text:p>
          </table:table-cell>
          <table:table-cell/>
        </table:table-row>
        <table:table-row table:style-name="ro1">
          <table:table-cell office:value-type="date" office:date-value="2015-03-09" calcext:value-type="date">
            <text:p>09.03</text:p>
          </table:table-cell>
          <table:table-cell/>
          <table:table-cell table:style-name="ce6" office:value-type="date" office:date-value="2015-03-09" calcext:value-type="date">
            <text:p>09.03</text:p>
          </table:table-cell>
          <table:table-cell table:style-name="ce13" table:formula="of:=[.D215]+([.D215]-[.$D$9])/ROWS([.$D$9:.D215])" office:value-type="float" office:value="85653.9090909095" calcext:value-type="float">
            <text:p>85654</text:p>
          </table:table-cell>
          <table:table-cell/>
        </table:table-row>
        <table:table-row table:style-name="ro1">
          <table:table-cell office:value-type="date" office:date-value="2015-03-10" calcext:value-type="date">
            <text:p>10.03</text:p>
          </table:table-cell>
          <table:table-cell/>
          <table:table-cell table:style-name="ce6" office:value-type="date" office:date-value="2015-03-10" calcext:value-type="date">
            <text:p>10.03</text:p>
          </table:table-cell>
          <table:table-cell table:style-name="ce13" table:formula="of:=[.D216]+([.D216]-[.$D$9])/ROWS([.$D$9:.D216])" office:value-type="float" office:value="85986.0000000004" calcext:value-type="float">
            <text:p>85986</text:p>
          </table:table-cell>
          <table:table-cell/>
        </table:table-row>
        <table:table-row table:style-name="ro1">
          <table:table-cell office:value-type="date" office:date-value="2015-03-11" calcext:value-type="date">
            <text:p>11.03</text:p>
          </table:table-cell>
          <table:table-cell/>
          <table:table-cell table:style-name="ce6" office:value-type="date" office:date-value="2015-03-11" calcext:value-type="date">
            <text:p>11.03</text:p>
          </table:table-cell>
          <table:table-cell table:style-name="ce13" table:formula="of:=[.D217]+([.D217]-[.$D$9])/ROWS([.$D$9:.D217])" office:value-type="float" office:value="86318.0909090913" calcext:value-type="float">
            <text:p>86318</text:p>
          </table:table-cell>
          <table:table-cell/>
        </table:table-row>
        <table:table-row table:style-name="ro1">
          <table:table-cell office:value-type="date" office:date-value="2015-03-12" calcext:value-type="date">
            <text:p>12.03</text:p>
          </table:table-cell>
          <table:table-cell/>
          <table:table-cell table:style-name="ce6" office:value-type="date" office:date-value="2015-03-12" calcext:value-type="date">
            <text:p>12.03</text:p>
          </table:table-cell>
          <table:table-cell table:style-name="ce13" table:formula="of:=[.D218]+([.D218]-[.$D$9])/ROWS([.$D$9:.D218])" office:value-type="float" office:value="86650.1818181822" calcext:value-type="float">
            <text:p>86650</text:p>
          </table:table-cell>
          <table:table-cell/>
        </table:table-row>
        <table:table-row table:style-name="ro1">
          <table:table-cell office:value-type="date" office:date-value="2015-03-13" calcext:value-type="date">
            <text:p>13.03</text:p>
          </table:table-cell>
          <table:table-cell/>
          <table:table-cell table:style-name="ce6" office:value-type="date" office:date-value="2015-03-13" calcext:value-type="date">
            <text:p>13.03</text:p>
          </table:table-cell>
          <table:table-cell table:style-name="ce13" table:formula="of:=[.D219]+([.D219]-[.$D$9])/ROWS([.$D$9:.D219])" office:value-type="float" office:value="86982.2727272731" calcext:value-type="float">
            <text:p>86982</text:p>
          </table:table-cell>
          <table:table-cell/>
        </table:table-row>
        <table:table-row table:style-name="ro1">
          <table:table-cell office:value-type="date" office:date-value="2015-03-14" calcext:value-type="date">
            <text:p>14.03</text:p>
          </table:table-cell>
          <table:table-cell/>
          <table:table-cell table:style-name="ce6" office:value-type="date" office:date-value="2015-03-14" calcext:value-type="date">
            <text:p>14.03</text:p>
          </table:table-cell>
          <table:table-cell table:style-name="ce13" table:formula="of:=[.D220]+([.D220]-[.$D$9])/ROWS([.$D$9:.D220])" office:value-type="float" office:value="87314.3636363641" calcext:value-type="float">
            <text:p>87314</text:p>
          </table:table-cell>
          <table:table-cell/>
        </table:table-row>
        <table:table-row table:style-name="ro1">
          <table:table-cell office:value-type="date" office:date-value="2015-03-15" calcext:value-type="date">
            <text:p>15.03</text:p>
          </table:table-cell>
          <table:table-cell/>
          <table:table-cell table:style-name="ce6" office:value-type="date" office:date-value="2015-03-15" calcext:value-type="date">
            <text:p>15.03</text:p>
          </table:table-cell>
          <table:table-cell table:style-name="ce13" table:formula="of:=[.D221]+([.D221]-[.$D$9])/ROWS([.$D$9:.D221])" office:value-type="float" office:value="87646.454545455" calcext:value-type="float">
            <text:p>87646</text:p>
          </table:table-cell>
          <table:table-cell/>
        </table:table-row>
        <table:table-row table:style-name="ro1">
          <table:table-cell office:value-type="date" office:date-value="2015-03-16" calcext:value-type="date">
            <text:p>16.03</text:p>
          </table:table-cell>
          <table:table-cell/>
          <table:table-cell table:style-name="ce6" office:value-type="date" office:date-value="2015-03-16" calcext:value-type="date">
            <text:p>16.03</text:p>
          </table:table-cell>
          <table:table-cell table:style-name="ce13" table:formula="of:=[.D222]+([.D222]-[.$D$9])/ROWS([.$D$9:.D222])" office:value-type="float" office:value="87978.5454545459" calcext:value-type="float">
            <text:p>87979</text:p>
          </table:table-cell>
          <table:table-cell/>
        </table:table-row>
        <table:table-row table:style-name="ro1">
          <table:table-cell office:value-type="date" office:date-value="2015-03-17" calcext:value-type="date">
            <text:p>17.03</text:p>
          </table:table-cell>
          <table:table-cell/>
          <table:table-cell table:style-name="ce6" office:value-type="date" office:date-value="2015-03-17" calcext:value-type="date">
            <text:p>17.03</text:p>
          </table:table-cell>
          <table:table-cell table:style-name="ce13" table:formula="of:=[.D223]+([.D223]-[.$D$9])/ROWS([.$D$9:.D223])" office:value-type="float" office:value="88310.6363636368" calcext:value-type="float">
            <text:p>88311</text:p>
          </table:table-cell>
          <table:table-cell/>
        </table:table-row>
        <table:table-row table:style-name="ro1">
          <table:table-cell office:value-type="date" office:date-value="2015-03-18" calcext:value-type="date">
            <text:p>18.03</text:p>
          </table:table-cell>
          <table:table-cell/>
          <table:table-cell table:style-name="ce6" office:value-type="date" office:date-value="2015-03-18" calcext:value-type="date">
            <text:p>18.03</text:p>
          </table:table-cell>
          <table:table-cell table:style-name="ce13" table:formula="of:=[.D224]+([.D224]-[.$D$9])/ROWS([.$D$9:.D224])" office:value-type="float" office:value="88642.7272727277" calcext:value-type="float">
            <text:p>88643</text:p>
          </table:table-cell>
          <table:table-cell/>
        </table:table-row>
        <table:table-row table:style-name="ro1">
          <table:table-cell office:value-type="date" office:date-value="2015-03-19" calcext:value-type="date">
            <text:p>19.03</text:p>
          </table:table-cell>
          <table:table-cell/>
          <table:table-cell table:style-name="ce6" office:value-type="date" office:date-value="2015-03-19" calcext:value-type="date">
            <text:p>19.03</text:p>
          </table:table-cell>
          <table:table-cell table:style-name="ce13" table:formula="of:=[.D225]+([.D225]-[.$D$9])/ROWS([.$D$9:.D225])" office:value-type="float" office:value="88974.8181818186" calcext:value-type="float">
            <text:p>88975</text:p>
          </table:table-cell>
          <table:table-cell/>
        </table:table-row>
        <table:table-row table:style-name="ro1">
          <table:table-cell office:value-type="date" office:date-value="2015-03-20" calcext:value-type="date">
            <text:p>20.03</text:p>
          </table:table-cell>
          <table:table-cell/>
          <table:table-cell table:style-name="ce6" office:value-type="date" office:date-value="2015-03-20" calcext:value-type="date">
            <text:p>20.03</text:p>
          </table:table-cell>
          <table:table-cell table:style-name="ce13" table:formula="of:=[.D226]+([.D226]-[.$D$9])/ROWS([.$D$9:.D226])" office:value-type="float" office:value="89306.9090909095" calcext:value-type="float">
            <text:p>89307</text:p>
          </table:table-cell>
          <table:table-cell/>
        </table:table-row>
        <table:table-row table:style-name="ro1">
          <table:table-cell office:value-type="date" office:date-value="2015-03-21" calcext:value-type="date">
            <text:p>21.03</text:p>
          </table:table-cell>
          <table:table-cell/>
          <table:table-cell table:style-name="ce6" office:value-type="date" office:date-value="2015-03-21" calcext:value-type="date">
            <text:p>21.03</text:p>
          </table:table-cell>
          <table:table-cell table:style-name="ce13" table:formula="of:=[.D227]+([.D227]-[.$D$9])/ROWS([.$D$9:.D227])" office:value-type="float" office:value="89639.0000000004" calcext:value-type="float">
            <text:p>89639</text:p>
          </table:table-cell>
          <table:table-cell/>
        </table:table-row>
        <table:table-row table:style-name="ro1">
          <table:table-cell office:value-type="date" office:date-value="2015-03-22" calcext:value-type="date">
            <text:p>22.03</text:p>
          </table:table-cell>
          <table:table-cell/>
          <table:table-cell table:style-name="ce6" office:value-type="date" office:date-value="2015-03-22" calcext:value-type="date">
            <text:p>22.03</text:p>
          </table:table-cell>
          <table:table-cell table:style-name="ce13" table:formula="of:=[.D228]+([.D228]-[.$D$9])/ROWS([.$D$9:.D228])" office:value-type="float" office:value="89971.0909090913" calcext:value-type="float">
            <text:p>89971</text:p>
          </table:table-cell>
          <table:table-cell/>
        </table:table-row>
        <table:table-row table:style-name="ro1">
          <table:table-cell office:value-type="date" office:date-value="2015-03-23" calcext:value-type="date">
            <text:p>23.03</text:p>
          </table:table-cell>
          <table:table-cell office:value-type="float" office:value="104007" calcext:value-type="float">
            <text:p>104007</text:p>
          </table:table-cell>
          <table:table-cell table:style-name="ce6" office:value-type="date" office:date-value="2015-03-23" calcext:value-type="date">
            <text:p>23.03</text:p>
          </table:table-cell>
          <table:table-cell table:style-name="ce13" table:formula="of:=[.D229]+([.D229]-[.$D$9])/ROWS([.$D$9:.D229])" office:value-type="float" office:value="90303.1818181823" calcext:value-type="float">
            <text:p>90303</text:p>
          </table:table-cell>
          <table:table-cell/>
        </table:table-row>
        <table:table-row table:style-name="ro1">
          <table:table-cell office:value-type="date" office:date-value="2015-03-24" calcext:value-type="date">
            <text:p>24.03</text:p>
          </table:table-cell>
          <table:table-cell/>
          <table:table-cell table:style-name="ce6" office:value-type="date" office:date-value="2015-03-24" calcext:value-type="date">
            <text:p>24.03</text:p>
          </table:table-cell>
          <table:table-cell table:style-name="ce13" table:formula="of:=[.D230]+([.D230]-[.$D$9])/ROWS([.$D$9:.D230])" office:value-type="float" office:value="90635.2727272732" calcext:value-type="float">
            <text:p>90635</text:p>
          </table:table-cell>
          <table:table-cell/>
        </table:table-row>
        <table:table-row table:style-name="ro1">
          <table:table-cell office:value-type="date" office:date-value="2015-03-25" calcext:value-type="date">
            <text:p>25.03</text:p>
          </table:table-cell>
          <table:table-cell/>
          <table:table-cell table:style-name="ce6" office:value-type="date" office:date-value="2015-03-25" calcext:value-type="date">
            <text:p>25.03</text:p>
          </table:table-cell>
          <table:table-cell table:style-name="ce13" table:formula="of:=[.D231]+([.D231]-[.$D$9])/ROWS([.$D$9:.D231])" office:value-type="float" office:value="90967.3636363641" calcext:value-type="float">
            <text:p>90967</text:p>
          </table:table-cell>
          <table:table-cell/>
        </table:table-row>
        <table:table-row table:style-name="ro1">
          <table:table-cell office:value-type="date" office:date-value="2015-03-26" calcext:value-type="date">
            <text:p>26.03</text:p>
          </table:table-cell>
          <table:table-cell/>
          <table:table-cell table:style-name="ce6" office:value-type="date" office:date-value="2015-03-26" calcext:value-type="date">
            <text:p>26.03</text:p>
          </table:table-cell>
          <table:table-cell table:style-name="ce13" table:formula="of:=[.D232]+([.D232]-[.$D$9])/ROWS([.$D$9:.D232])" office:value-type="float" office:value="91299.454545455" calcext:value-type="float">
            <text:p>91299</text:p>
          </table:table-cell>
          <table:table-cell/>
        </table:table-row>
        <table:table-row table:style-name="ro1">
          <table:table-cell office:value-type="date" office:date-value="2015-03-27" calcext:value-type="date">
            <text:p>27.03</text:p>
          </table:table-cell>
          <table:table-cell/>
          <table:table-cell table:style-name="ce6" office:value-type="date" office:date-value="2015-03-27" calcext:value-type="date">
            <text:p>27.03</text:p>
          </table:table-cell>
          <table:table-cell table:style-name="ce13" table:formula="of:=[.D233]+([.D233]-[.$D$9])/ROWS([.$D$9:.D233])" office:value-type="float" office:value="91631.5454545459" calcext:value-type="float">
            <text:p>91632</text:p>
          </table:table-cell>
          <table:table-cell/>
        </table:table-row>
        <table:table-row table:style-name="ro1">
          <table:table-cell office:value-type="date" office:date-value="2015-03-28" calcext:value-type="date">
            <text:p>28.03</text:p>
          </table:table-cell>
          <table:table-cell/>
          <table:table-cell table:style-name="ce6" office:value-type="date" office:date-value="2015-03-28" calcext:value-type="date">
            <text:p>28.03</text:p>
          </table:table-cell>
          <table:table-cell table:style-name="ce13" table:formula="of:=[.D234]+([.D234]-[.$D$9])/ROWS([.$D$9:.D234])" office:value-type="float" office:value="91963.6363636368" calcext:value-type="float">
            <text:p>91964</text:p>
          </table:table-cell>
          <table:table-cell/>
        </table:table-row>
        <table:table-row table:style-name="ro1">
          <table:table-cell office:value-type="date" office:date-value="2015-03-29" calcext:value-type="date">
            <text:p>29.03</text:p>
          </table:table-cell>
          <table:table-cell/>
          <table:table-cell table:style-name="ce6" office:value-type="date" office:date-value="2015-03-29" calcext:value-type="date">
            <text:p>29.03</text:p>
          </table:table-cell>
          <table:table-cell table:style-name="ce13" table:formula="of:=[.D235]+([.D235]-[.$D$9])/ROWS([.$D$9:.D235])" office:value-type="float" office:value="92295.7272727277" calcext:value-type="float">
            <text:p>92296</text:p>
          </table:table-cell>
          <table:table-cell/>
        </table:table-row>
        <table:table-row table:style-name="ro1">
          <table:table-cell office:value-type="date" office:date-value="2015-03-30" calcext:value-type="date">
            <text:p>30.03</text:p>
          </table:table-cell>
          <table:table-cell/>
          <table:table-cell table:style-name="ce6" office:value-type="date" office:date-value="2015-03-30" calcext:value-type="date">
            <text:p>30.03</text:p>
          </table:table-cell>
          <table:table-cell table:style-name="ce13" table:formula="of:=[.D236]+([.D236]-[.$D$9])/ROWS([.$D$9:.D236])" office:value-type="float" office:value="92627.8181818186" calcext:value-type="float">
            <text:p>92628</text:p>
          </table:table-cell>
          <table:table-cell/>
        </table:table-row>
        <table:table-row table:style-name="ro1">
          <table:table-cell office:value-type="date" office:date-value="2015-03-31" calcext:value-type="date">
            <text:p>31.03</text:p>
          </table:table-cell>
          <table:table-cell office:value-type="float" office:value="104692" calcext:value-type="float">
            <text:p>104692</text:p>
          </table:table-cell>
          <table:table-cell table:style-name="ce6" office:value-type="date" office:date-value="2015-03-31" calcext:value-type="date">
            <text:p>31.03</text:p>
          </table:table-cell>
          <table:table-cell table:style-name="ce13" table:formula="of:=[.D237]+([.D237]-[.$D$9])/ROWS([.$D$9:.D237])" office:value-type="float" office:value="92959.9090909096" calcext:value-type="float">
            <text:p>92960</text:p>
          </table:table-cell>
          <table:table-cell/>
        </table:table-row>
        <table:table-row table:style-name="ro1">
          <table:table-cell office:value-type="date" office:date-value="2015-04-01" calcext:value-type="date">
            <text:p>01.04</text:p>
          </table:table-cell>
          <table:table-cell/>
          <table:table-cell table:style-name="ce6" office:value-type="date" office:date-value="2015-04-01" calcext:value-type="date">
            <text:p>01.04</text:p>
          </table:table-cell>
          <table:table-cell table:style-name="ce13" table:formula="of:=[.D238]+([.D238]-[.$D$9])/ROWS([.$D$9:.D238])" office:value-type="float" office:value="93292.0000000005" calcext:value-type="float">
            <text:p>93292</text:p>
          </table:table-cell>
          <table:table-cell/>
        </table:table-row>
        <table:table-row table:style-name="ro1">
          <table:table-cell office:value-type="date" office:date-value="2015-04-02" calcext:value-type="date">
            <text:p>02.04</text:p>
          </table:table-cell>
          <table:table-cell/>
          <table:table-cell table:style-name="ce6" office:value-type="date" office:date-value="2015-04-02" calcext:value-type="date">
            <text:p>02.04</text:p>
          </table:table-cell>
          <table:table-cell table:style-name="ce13" table:formula="of:=[.D239]+([.D239]-[.$D$9])/ROWS([.$D$9:.D239])" office:value-type="float" office:value="93624.0909090914" calcext:value-type="float">
            <text:p>93624</text:p>
          </table:table-cell>
          <table:table-cell/>
        </table:table-row>
        <table:table-row table:style-name="ro1">
          <table:table-cell office:value-type="date" office:date-value="2015-04-03" calcext:value-type="date">
            <text:p>03.04</text:p>
          </table:table-cell>
          <table:table-cell/>
          <table:table-cell table:style-name="ce6" office:value-type="date" office:date-value="2015-04-03" calcext:value-type="date">
            <text:p>03.04</text:p>
          </table:table-cell>
          <table:table-cell table:style-name="ce13" table:formula="of:=[.D240]+([.D240]-[.$D$9])/ROWS([.$D$9:.D240])" office:value-type="float" office:value="93956.1818181823" calcext:value-type="float">
            <text:p>93956</text:p>
          </table:table-cell>
          <table:table-cell/>
        </table:table-row>
        <table:table-row table:style-name="ro1">
          <table:table-cell office:value-type="date" office:date-value="2015-04-04" calcext:value-type="date">
            <text:p>04.04</text:p>
          </table:table-cell>
          <table:table-cell/>
          <table:table-cell table:style-name="ce6" office:value-type="date" office:date-value="2015-04-04" calcext:value-type="date">
            <text:p>04.04</text:p>
          </table:table-cell>
          <table:table-cell table:style-name="ce13" table:formula="of:=[.D241]+([.D241]-[.$D$9])/ROWS([.$D$9:.D241])" office:value-type="float" office:value="94288.2727272732" calcext:value-type="float">
            <text:p>94288</text:p>
          </table:table-cell>
          <table:table-cell/>
        </table:table-row>
        <table:table-row table:style-name="ro1">
          <table:table-cell office:value-type="date" office:date-value="2015-04-05" calcext:value-type="date">
            <text:p>05.04</text:p>
          </table:table-cell>
          <table:table-cell/>
          <table:table-cell table:style-name="ce6" office:value-type="date" office:date-value="2015-04-05" calcext:value-type="date">
            <text:p>05.04</text:p>
          </table:table-cell>
          <table:table-cell table:style-name="ce13" table:formula="of:=[.D242]+([.D242]-[.$D$9])/ROWS([.$D$9:.D242])" office:value-type="float" office:value="94620.3636363641" calcext:value-type="float">
            <text:p>94620</text:p>
          </table:table-cell>
          <table:table-cell/>
        </table:table-row>
        <table:table-row table:style-name="ro1">
          <table:table-cell office:value-type="date" office:date-value="2015-04-06" calcext:value-type="date">
            <text:p>06.04</text:p>
          </table:table-cell>
          <table:table-cell/>
          <table:table-cell table:style-name="ce6" office:value-type="date" office:date-value="2015-04-06" calcext:value-type="date">
            <text:p>06.04</text:p>
          </table:table-cell>
          <table:table-cell table:style-name="ce13" table:formula="of:=[.D243]+([.D243]-[.$D$9])/ROWS([.$D$9:.D243])" office:value-type="float" office:value="94952.454545455" calcext:value-type="float">
            <text:p>94952</text:p>
          </table:table-cell>
          <table:table-cell/>
        </table:table-row>
        <table:table-row table:style-name="ro1">
          <table:table-cell office:value-type="date" office:date-value="2015-04-07" calcext:value-type="date">
            <text:p>07.04</text:p>
          </table:table-cell>
          <table:table-cell/>
          <table:table-cell table:style-name="ce6" office:value-type="date" office:date-value="2015-04-07" calcext:value-type="date">
            <text:p>07.04</text:p>
          </table:table-cell>
          <table:table-cell table:style-name="ce13" table:formula="of:=[.D244]+([.D244]-[.$D$9])/ROWS([.$D$9:.D244])" office:value-type="float" office:value="95284.5454545459" calcext:value-type="float">
            <text:p>95285</text:p>
          </table:table-cell>
          <table:table-cell/>
        </table:table-row>
        <table:table-row table:style-name="ro1">
          <table:table-cell office:value-type="date" office:date-value="2015-04-08" calcext:value-type="date">
            <text:p>08.04</text:p>
          </table:table-cell>
          <table:table-cell/>
          <table:table-cell table:style-name="ce6" office:value-type="date" office:date-value="2015-04-08" calcext:value-type="date">
            <text:p>08.04</text:p>
          </table:table-cell>
          <table:table-cell table:style-name="ce13" table:formula="of:=[.D245]+([.D245]-[.$D$9])/ROWS([.$D$9:.D245])" office:value-type="float" office:value="95616.6363636368" calcext:value-type="float">
            <text:p>95617</text:p>
          </table:table-cell>
          <table:table-cell/>
        </table:table-row>
        <table:table-row table:style-name="ro1">
          <table:table-cell office:value-type="date" office:date-value="2015-04-09" calcext:value-type="date">
            <text:p>09.04</text:p>
          </table:table-cell>
          <table:table-cell/>
          <table:table-cell table:style-name="ce6" office:value-type="date" office:date-value="2015-04-09" calcext:value-type="date">
            <text:p>09.04</text:p>
          </table:table-cell>
          <table:table-cell table:style-name="ce13" table:formula="of:=[.D246]+([.D246]-[.$D$9])/ROWS([.$D$9:.D246])" office:value-type="float" office:value="95948.7272727278" calcext:value-type="float">
            <text:p>95949</text:p>
          </table:table-cell>
          <table:table-cell/>
        </table:table-row>
        <table:table-row table:style-name="ro1">
          <table:table-cell office:value-type="date" office:date-value="2015-04-10" calcext:value-type="date">
            <text:p>10.04</text:p>
          </table:table-cell>
          <table:table-cell/>
          <table:table-cell table:style-name="ce6" office:value-type="date" office:date-value="2015-04-10" calcext:value-type="date">
            <text:p>10.04</text:p>
          </table:table-cell>
          <table:table-cell table:style-name="ce13" table:formula="of:=[.D247]+([.D247]-[.$D$9])/ROWS([.$D$9:.D247])" office:value-type="float" office:value="96280.8181818187" calcext:value-type="float">
            <text:p>96281</text:p>
          </table:table-cell>
          <table:table-cell/>
        </table:table-row>
        <table:table-row table:style-name="ro1">
          <table:table-cell office:value-type="date" office:date-value="2015-04-11" calcext:value-type="date">
            <text:p>11.04</text:p>
          </table:table-cell>
          <table:table-cell/>
          <table:table-cell table:style-name="ce6" office:value-type="date" office:date-value="2015-04-11" calcext:value-type="date">
            <text:p>11.04</text:p>
          </table:table-cell>
          <table:table-cell table:style-name="ce13" table:formula="of:=[.D248]+([.D248]-[.$D$9])/ROWS([.$D$9:.D248])" office:value-type="float" office:value="96612.9090909096" calcext:value-type="float">
            <text:p>96613</text:p>
          </table:table-cell>
          <table:table-cell/>
        </table:table-row>
        <table:table-row table:style-name="ro1">
          <table:table-cell office:value-type="date" office:date-value="2015-04-12" calcext:value-type="date">
            <text:p>12.04</text:p>
          </table:table-cell>
          <table:table-cell/>
          <table:table-cell table:style-name="ce6" office:value-type="date" office:date-value="2015-04-12" calcext:value-type="date">
            <text:p>12.04</text:p>
          </table:table-cell>
          <table:table-cell table:style-name="ce13" table:formula="of:=[.D249]+([.D249]-[.$D$9])/ROWS([.$D$9:.D249])" office:value-type="float" office:value="96945.0000000005" calcext:value-type="float">
            <text:p>96945</text:p>
          </table:table-cell>
          <table:table-cell/>
        </table:table-row>
        <table:table-row table:style-name="ro1">
          <table:table-cell office:value-type="date" office:date-value="2015-04-13" calcext:value-type="date">
            <text:p>13.04</text:p>
          </table:table-cell>
          <table:table-cell/>
          <table:table-cell table:style-name="ce6" office:value-type="date" office:date-value="2015-04-13" calcext:value-type="date">
            <text:p>13.04</text:p>
          </table:table-cell>
          <table:table-cell table:style-name="ce13" table:formula="of:=[.D250]+([.D250]-[.$D$9])/ROWS([.$D$9:.D250])" office:value-type="float" office:value="97277.0909090914" calcext:value-type="float">
            <text:p>97277</text:p>
          </table:table-cell>
          <table:table-cell/>
        </table:table-row>
        <table:table-row table:style-name="ro1">
          <table:table-cell office:value-type="date" office:date-value="2015-04-14" calcext:value-type="date">
            <text:p>14.04</text:p>
          </table:table-cell>
          <table:table-cell/>
          <table:table-cell table:style-name="ce6" office:value-type="date" office:date-value="2015-04-14" calcext:value-type="date">
            <text:p>14.04</text:p>
          </table:table-cell>
          <table:table-cell table:style-name="ce13" table:formula="of:=[.D251]+([.D251]-[.$D$9])/ROWS([.$D$9:.D251])" office:value-type="float" office:value="97609.1818181823" calcext:value-type="float">
            <text:p>97609</text:p>
          </table:table-cell>
          <table:table-cell/>
        </table:table-row>
        <table:table-row table:style-name="ro1">
          <table:table-cell office:value-type="date" office:date-value="2015-04-15" calcext:value-type="date">
            <text:p>15.04</text:p>
          </table:table-cell>
          <table:table-cell office:value-type="float" office:value="105716" calcext:value-type="float">
            <text:p>105716</text:p>
          </table:table-cell>
          <table:table-cell table:style-name="ce6" office:value-type="date" office:date-value="2015-04-15" calcext:value-type="date">
            <text:p>15.04</text:p>
          </table:table-cell>
          <table:table-cell table:style-name="ce13" table:formula="of:=[.D252]+([.D252]-[.$D$9])/ROWS([.$D$9:.D252])" office:value-type="float" office:value="97941.2727272732" calcext:value-type="float">
            <text:p>97941</text:p>
          </table:table-cell>
          <table:table-cell/>
        </table:table-row>
        <table:table-row table:style-name="ro1">
          <table:table-cell office:value-type="date" office:date-value="2015-04-16" calcext:value-type="date">
            <text:p>16.04</text:p>
          </table:table-cell>
          <table:table-cell/>
          <table:table-cell table:style-name="ce6" office:value-type="date" office:date-value="2015-04-16" calcext:value-type="date">
            <text:p>16.04</text:p>
          </table:table-cell>
          <table:table-cell table:style-name="ce13" table:formula="of:=[.D253]+([.D253]-[.$D$9])/ROWS([.$D$9:.D253])" office:value-type="float" office:value="98273.3636363641" calcext:value-type="float">
            <text:p>98273</text:p>
          </table:table-cell>
          <table:table-cell/>
        </table:table-row>
        <table:table-row table:style-name="ro1">
          <table:table-cell office:value-type="date" office:date-value="2015-04-17" calcext:value-type="date">
            <text:p>17.04</text:p>
          </table:table-cell>
          <table:table-cell/>
          <table:table-cell table:style-name="ce6" office:value-type="date" office:date-value="2015-04-17" calcext:value-type="date">
            <text:p>17.04</text:p>
          </table:table-cell>
          <table:table-cell table:style-name="ce13" table:formula="of:=[.D254]+([.D254]-[.$D$9])/ROWS([.$D$9:.D254])" office:value-type="float" office:value="98605.4545454551" calcext:value-type="float">
            <text:p>98605</text:p>
          </table:table-cell>
          <table:table-cell/>
        </table:table-row>
        <table:table-row table:style-name="ro1">
          <table:table-cell office:value-type="date" office:date-value="2015-04-18" calcext:value-type="date">
            <text:p>18.04</text:p>
          </table:table-cell>
          <table:table-cell/>
          <table:table-cell table:style-name="ce6" office:value-type="date" office:date-value="2015-04-18" calcext:value-type="date">
            <text:p>18.04</text:p>
          </table:table-cell>
          <table:table-cell table:style-name="ce13" table:formula="of:=[.D255]+([.D255]-[.$D$9])/ROWS([.$D$9:.D255])" office:value-type="float" office:value="98937.545454546" calcext:value-type="float">
            <text:p>98938</text:p>
          </table:table-cell>
          <table:table-cell/>
        </table:table-row>
        <table:table-row table:style-name="ro1">
          <table:table-cell office:value-type="date" office:date-value="2015-04-19" calcext:value-type="date">
            <text:p>19.04</text:p>
          </table:table-cell>
          <table:table-cell office:value-type="float" office:value="105270" calcext:value-type="float">
            <text:p>105270</text:p>
          </table:table-cell>
          <table:table-cell table:style-name="ce6" office:value-type="date" office:date-value="2015-04-19" calcext:value-type="date">
            <text:p>19.04</text:p>
          </table:table-cell>
          <table:table-cell table:style-name="ce13" table:formula="of:=[.D256]+([.D256]-[.$D$9])/ROWS([.$D$9:.D256])" office:value-type="float" office:value="99269.6363636369" calcext:value-type="float">
            <text:p>99270</text:p>
          </table:table-cell>
          <table:table-cell/>
        </table:table-row>
        <table:table-row table:style-name="ro1">
          <table:table-cell office:value-type="date" office:date-value="2015-04-20" calcext:value-type="date">
            <text:p>20.04</text:p>
          </table:table-cell>
          <table:table-cell/>
          <table:table-cell table:style-name="ce6" office:value-type="date" office:date-value="2015-04-20" calcext:value-type="date">
            <text:p>20.04</text:p>
          </table:table-cell>
          <table:table-cell table:style-name="ce13" table:formula="of:=[.D257]+([.D257]-[.$D$9])/ROWS([.$D$9:.D257])" office:value-type="float" office:value="99601.7272727278" calcext:value-type="float">
            <text:p>99602</text:p>
          </table:table-cell>
          <table:table-cell/>
        </table:table-row>
        <table:table-row table:style-name="ro1">
          <table:table-cell office:value-type="date" office:date-value="2015-04-21" calcext:value-type="date">
            <text:p>21.04</text:p>
          </table:table-cell>
          <table:table-cell/>
          <table:table-cell table:style-name="ce6" office:value-type="date" office:date-value="2015-04-21" calcext:value-type="date">
            <text:p>21.04</text:p>
          </table:table-cell>
          <table:table-cell table:style-name="ce13" table:formula="of:=[.D258]+([.D258]-[.$D$9])/ROWS([.$D$9:.D258])" office:value-type="float" office:value="99933.8181818187" calcext:value-type="float">
            <text:p>99934</text:p>
          </table:table-cell>
          <table:table-cell/>
        </table:table-row>
        <table:table-row table:style-name="ro1">
          <table:table-cell office:value-type="date" office:date-value="2015-04-22" calcext:value-type="date">
            <text:p>22.04</text:p>
          </table:table-cell>
          <table:table-cell/>
          <table:table-cell table:style-name="ce6" office:value-type="date" office:date-value="2015-04-22" calcext:value-type="date">
            <text:p>22.04</text:p>
          </table:table-cell>
          <table:table-cell table:style-name="ce13" table:formula="of:=[.D259]+([.D259]-[.$D$9])/ROWS([.$D$9:.D259])" office:value-type="float" office:value="100265.90909091" calcext:value-type="float">
            <text:p>100266</text:p>
          </table:table-cell>
          <table:table-cell/>
        </table:table-row>
        <table:table-row table:style-name="ro1">
          <table:table-cell office:value-type="date" office:date-value="2015-04-23" calcext:value-type="date">
            <text:p>23.04</text:p>
          </table:table-cell>
          <table:table-cell/>
          <table:table-cell table:style-name="ce6" office:value-type="date" office:date-value="2015-04-23" calcext:value-type="date">
            <text:p>23.04</text:p>
          </table:table-cell>
          <table:table-cell table:style-name="ce13" table:formula="of:=[.D260]+([.D260]-[.$D$9])/ROWS([.$D$9:.D260])" office:value-type="float" office:value="100598.000000001" calcext:value-type="float">
            <text:p>100598</text:p>
          </table:table-cell>
          <table:table-cell/>
        </table:table-row>
        <table:table-row table:style-name="ro1">
          <table:table-cell office:value-type="date" office:date-value="2015-04-24" calcext:value-type="date">
            <text:p>24.04</text:p>
          </table:table-cell>
          <table:table-cell/>
          <table:table-cell table:style-name="ce6" office:value-type="date" office:date-value="2015-04-24" calcext:value-type="date">
            <text:p>24.04</text:p>
          </table:table-cell>
          <table:table-cell table:style-name="ce13" table:formula="of:=[.D261]+([.D261]-[.$D$9])/ROWS([.$D$9:.D261])" office:value-type="float" office:value="100930.090909091" calcext:value-type="float">
            <text:p>100930</text:p>
          </table:table-cell>
          <table:table-cell/>
        </table:table-row>
        <table:table-row table:style-name="ro1">
          <table:table-cell office:value-type="date" office:date-value="2015-04-25" calcext:value-type="date">
            <text:p>25.04</text:p>
          </table:table-cell>
          <table:table-cell/>
          <table:table-cell table:style-name="ce6" office:value-type="date" office:date-value="2015-04-25" calcext:value-type="date">
            <text:p>25.04</text:p>
          </table:table-cell>
          <table:table-cell table:style-name="ce13" table:formula="of:=[.D262]+([.D262]-[.$D$9])/ROWS([.$D$9:.D262])" office:value-type="float" office:value="101262.181818182" calcext:value-type="float">
            <text:p>101262</text:p>
          </table:table-cell>
          <table:table-cell/>
        </table:table-row>
        <table:table-row table:style-name="ro1">
          <table:table-cell office:value-type="date" office:date-value="2015-04-26" calcext:value-type="date">
            <text:p>26.04</text:p>
          </table:table-cell>
          <table:table-cell/>
          <table:table-cell table:style-name="ce6" office:value-type="date" office:date-value="2015-04-26" calcext:value-type="date">
            <text:p>26.04</text:p>
          </table:table-cell>
          <table:table-cell table:style-name="ce13" table:formula="of:=[.D263]+([.D263]-[.$D$9])/ROWS([.$D$9:.D263])" office:value-type="float" office:value="101594.272727273" calcext:value-type="float">
            <text:p>101594</text:p>
          </table:table-cell>
          <table:table-cell/>
        </table:table-row>
        <table:table-row table:style-name="ro1">
          <table:table-cell office:value-type="date" office:date-value="2015-04-27" calcext:value-type="date">
            <text:p>27.04</text:p>
          </table:table-cell>
          <table:table-cell/>
          <table:table-cell table:style-name="ce6" office:value-type="date" office:date-value="2015-04-27" calcext:value-type="date">
            <text:p>27.04</text:p>
          </table:table-cell>
          <table:table-cell table:style-name="ce13" table:formula="of:=[.D264]+([.D264]-[.$D$9])/ROWS([.$D$9:.D264])" office:value-type="float" office:value="101926.363636364" calcext:value-type="float">
            <text:p>101926</text:p>
          </table:table-cell>
          <table:table-cell/>
        </table:table-row>
        <table:table-row table:style-name="ro1">
          <table:table-cell office:value-type="date" office:date-value="2015-04-28" calcext:value-type="date">
            <text:p>28.04</text:p>
          </table:table-cell>
          <table:table-cell/>
          <table:table-cell table:style-name="ce6" office:value-type="date" office:date-value="2015-04-28" calcext:value-type="date">
            <text:p>28.04</text:p>
          </table:table-cell>
          <table:table-cell table:style-name="ce13" table:formula="of:=[.D265]+([.D265]-[.$D$9])/ROWS([.$D$9:.D265])" office:value-type="float" office:value="102258.454545455" calcext:value-type="float">
            <text:p>102258</text:p>
          </table:table-cell>
          <table:table-cell/>
        </table:table-row>
        <table:table-row table:style-name="ro1">
          <table:table-cell office:value-type="date" office:date-value="2015-04-29" calcext:value-type="date">
            <text:p>29.04</text:p>
          </table:table-cell>
          <table:table-cell/>
          <table:table-cell table:style-name="ce6" office:value-type="date" office:date-value="2015-04-29" calcext:value-type="date">
            <text:p>29.04</text:p>
          </table:table-cell>
          <table:table-cell table:style-name="ce13" table:formula="of:=[.D266]+([.D266]-[.$D$9])/ROWS([.$D$9:.D266])" office:value-type="float" office:value="102590.545454546" calcext:value-type="float">
            <text:p>102591</text:p>
          </table:table-cell>
          <table:table-cell/>
        </table:table-row>
        <table:table-row table:style-name="ro1">
          <table:table-cell office:value-type="date" office:date-value="2015-04-30" calcext:value-type="date">
            <text:p>30.04</text:p>
          </table:table-cell>
          <table:table-cell/>
          <table:table-cell table:style-name="ce6" office:value-type="date" office:date-value="2015-04-30" calcext:value-type="date">
            <text:p>30.04</text:p>
          </table:table-cell>
          <table:table-cell table:style-name="ce13" table:formula="of:=[.D267]+([.D267]-[.$D$9])/ROWS([.$D$9:.D267])" office:value-type="float" office:value="102922.636363637" calcext:value-type="float">
            <text:p>102923</text:p>
          </table:table-cell>
          <table:table-cell/>
        </table:table-row>
        <table:table-row table:style-name="ro1">
          <table:table-cell office:value-type="date" office:date-value="2015-05-01" calcext:value-type="date">
            <text:p>01.05</text:p>
          </table:table-cell>
          <table:table-cell/>
          <table:table-cell table:style-name="ce6" office:value-type="date" office:date-value="2015-05-01" calcext:value-type="date">
            <text:p>01.05</text:p>
          </table:table-cell>
          <table:table-cell table:style-name="ce13" table:formula="of:=[.D268]+([.D268]-[.$D$9])/ROWS([.$D$9:.D268])" office:value-type="float" office:value="103254.727272728" calcext:value-type="float">
            <text:p>103255</text:p>
          </table:table-cell>
          <table:table-cell/>
        </table:table-row>
        <table:table-row table:style-name="ro1">
          <table:table-cell office:value-type="date" office:date-value="2015-05-02" calcext:value-type="date">
            <text:p>02.05</text:p>
          </table:table-cell>
          <table:table-cell/>
          <table:table-cell table:style-name="ce6" office:value-type="date" office:date-value="2015-05-02" calcext:value-type="date">
            <text:p>02.05</text:p>
          </table:table-cell>
          <table:table-cell table:style-name="ce13" table:formula="of:=[.D269]+([.D269]-[.$D$9])/ROWS([.$D$9:.D269])" office:value-type="float" office:value="103586.818181819" calcext:value-type="float">
            <text:p>103587</text:p>
          </table:table-cell>
          <table:table-cell/>
        </table:table-row>
        <table:table-row table:style-name="ro1">
          <table:table-cell office:value-type="date" office:date-value="2015-05-03" calcext:value-type="date">
            <text:p>03.05</text:p>
          </table:table-cell>
          <table:table-cell office:value-type="float" office:value="107130" calcext:value-type="float">
            <text:p>107130</text:p>
          </table:table-cell>
          <table:table-cell table:style-name="ce6" office:value-type="date" office:date-value="2015-05-03" calcext:value-type="date">
            <text:p>03.05</text:p>
          </table:table-cell>
          <table:table-cell table:style-name="ce13" table:formula="of:=[.D270]+([.D270]-[.$D$9])/ROWS([.$D$9:.D270])" office:value-type="float" office:value="103918.90909091" calcext:value-type="float">
            <text:p>103919</text:p>
          </table:table-cell>
          <table:table-cell/>
        </table:table-row>
        <table:table-row table:style-name="ro1">
          <table:table-cell office:value-type="date" office:date-value="2015-05-04" calcext:value-type="date">
            <text:p>04.05</text:p>
          </table:table-cell>
          <table:table-cell/>
          <table:table-cell table:style-name="ce6" office:value-type="date" office:date-value="2015-05-04" calcext:value-type="date">
            <text:p>04.05</text:p>
          </table:table-cell>
          <table:table-cell table:style-name="ce13" table:formula="of:=[.D271]+([.D271]-[.$D$9])/ROWS([.$D$9:.D271])" office:value-type="float" office:value="104251.000000001" calcext:value-type="float">
            <text:p>104251</text:p>
          </table:table-cell>
          <table:table-cell/>
        </table:table-row>
        <table:table-row table:style-name="ro1">
          <table:table-cell office:value-type="date" office:date-value="2015-05-05" calcext:value-type="date">
            <text:p>05.05</text:p>
          </table:table-cell>
          <table:table-cell/>
          <table:table-cell table:style-name="ce6" office:value-type="date" office:date-value="2015-05-05" calcext:value-type="date">
            <text:p>05.05</text:p>
          </table:table-cell>
          <table:table-cell table:style-name="ce13" table:formula="of:=[.D272]+([.D272]-[.$D$9])/ROWS([.$D$9:.D272])" office:value-type="float" office:value="104583.090909091" calcext:value-type="float">
            <text:p>104583</text:p>
          </table:table-cell>
          <table:table-cell/>
        </table:table-row>
        <table:table-row table:style-name="ro1">
          <table:table-cell office:value-type="date" office:date-value="2015-05-06" calcext:value-type="date">
            <text:p>06.05</text:p>
          </table:table-cell>
          <table:table-cell/>
          <table:table-cell table:style-name="ce6" office:value-type="date" office:date-value="2015-05-06" calcext:value-type="date">
            <text:p>06.05</text:p>
          </table:table-cell>
          <table:table-cell table:style-name="ce13" table:formula="of:=[.D273]+([.D273]-[.$D$9])/ROWS([.$D$9:.D273])" office:value-type="float" office:value="104915.181818182" calcext:value-type="float">
            <text:p>104915</text:p>
          </table:table-cell>
          <table:table-cell/>
        </table:table-row>
        <table:table-row table:style-name="ro1">
          <table:table-cell office:value-type="date" office:date-value="2015-05-07" calcext:value-type="date">
            <text:p>07.05</text:p>
          </table:table-cell>
          <table:table-cell/>
          <table:table-cell table:style-name="ce6" office:value-type="date" office:date-value="2015-05-07" calcext:value-type="date">
            <text:p>07.05</text:p>
          </table:table-cell>
          <table:table-cell table:style-name="ce13" table:formula="of:=[.D274]+([.D274]-[.$D$9])/ROWS([.$D$9:.D274])" office:value-type="float" office:value="105247.272727273" calcext:value-type="float">
            <text:p>105247</text:p>
          </table:table-cell>
          <table:table-cell/>
        </table:table-row>
        <table:table-row table:style-name="ro1">
          <table:table-cell office:value-type="date" office:date-value="2015-05-08" calcext:value-type="date">
            <text:p>08.05</text:p>
          </table:table-cell>
          <table:table-cell/>
          <table:table-cell table:style-name="ce6" office:value-type="date" office:date-value="2015-05-08" calcext:value-type="date">
            <text:p>08.05</text:p>
          </table:table-cell>
          <table:table-cell table:style-name="ce13" table:formula="of:=[.D275]+([.D275]-[.$D$9])/ROWS([.$D$9:.D275])" office:value-type="float" office:value="105579.363636364" calcext:value-type="float">
            <text:p>105579</text:p>
          </table:table-cell>
          <table:table-cell/>
        </table:table-row>
        <table:table-row table:style-name="ro1">
          <table:table-cell office:value-type="date" office:date-value="2015-05-09" calcext:value-type="date">
            <text:p>09.05</text:p>
          </table:table-cell>
          <table:table-cell/>
          <table:table-cell table:style-name="ce6" office:value-type="date" office:date-value="2015-05-09" calcext:value-type="date">
            <text:p>09.05</text:p>
          </table:table-cell>
          <table:table-cell table:style-name="ce13" table:formula="of:=[.D276]+([.D276]-[.$D$9])/ROWS([.$D$9:.D276])" office:value-type="float" office:value="105911.454545455" calcext:value-type="float">
            <text:p>105911</text:p>
          </table:table-cell>
          <table:table-cell/>
        </table:table-row>
        <table:table-row table:style-name="ro1">
          <table:table-cell office:value-type="date" office:date-value="2015-05-10" calcext:value-type="date">
            <text:p>10.05</text:p>
          </table:table-cell>
          <table:table-cell/>
          <table:table-cell table:style-name="ce6" office:value-type="date" office:date-value="2015-05-10" calcext:value-type="date">
            <text:p>10.05</text:p>
          </table:table-cell>
          <table:table-cell table:style-name="ce13" table:formula="of:=[.D277]+([.D277]-[.$D$9])/ROWS([.$D$9:.D277])" office:value-type="float" office:value="106243.545454546" calcext:value-type="float">
            <text:p>106244</text:p>
          </table:table-cell>
          <table:table-cell/>
        </table:table-row>
        <table:table-row table:style-name="ro1">
          <table:table-cell office:value-type="date" office:date-value="2015-05-11" calcext:value-type="date">
            <text:p>11.05</text:p>
          </table:table-cell>
          <table:table-cell/>
          <table:table-cell table:style-name="ce6" office:value-type="date" office:date-value="2015-05-11" calcext:value-type="date">
            <text:p>11.05</text:p>
          </table:table-cell>
          <table:table-cell table:style-name="ce13" table:formula="of:=[.D278]+([.D278]-[.$D$9])/ROWS([.$D$9:.D278])" office:value-type="float" office:value="106575.636363637" calcext:value-type="float">
            <text:p>106576</text:p>
          </table:table-cell>
          <table:table-cell/>
        </table:table-row>
        <table:table-row table:style-name="ro1">
          <table:table-cell office:value-type="date" office:date-value="2015-05-12" calcext:value-type="date">
            <text:p>12.05</text:p>
          </table:table-cell>
          <table:table-cell/>
          <table:table-cell table:style-name="ce6" office:value-type="date" office:date-value="2015-05-12" calcext:value-type="date">
            <text:p>12.05</text:p>
          </table:table-cell>
          <table:table-cell table:style-name="ce13" table:formula="of:=[.D279]+([.D279]-[.$D$9])/ROWS([.$D$9:.D279])" office:value-type="float" office:value="106907.727272728" calcext:value-type="float">
            <text:p>106908</text:p>
          </table:table-cell>
          <table:table-cell/>
        </table:table-row>
        <table:table-row table:style-name="ro1">
          <table:table-cell office:value-type="date" office:date-value="2015-05-13" calcext:value-type="date">
            <text:p>13.05</text:p>
          </table:table-cell>
          <table:table-cell/>
          <table:table-cell table:style-name="ce6" office:value-type="date" office:date-value="2015-05-13" calcext:value-type="date">
            <text:p>13.05</text:p>
          </table:table-cell>
          <table:table-cell table:style-name="ce13" table:formula="of:=[.D280]+([.D280]-[.$D$9])/ROWS([.$D$9:.D280])" office:value-type="float" office:value="107239.818181819" calcext:value-type="float">
            <text:p>107240</text:p>
          </table:table-cell>
          <table:table-cell/>
        </table:table-row>
        <table:table-row table:style-name="ro1">
          <table:table-cell office:value-type="date" office:date-value="2015-05-14" calcext:value-type="date">
            <text:p>14.05</text:p>
          </table:table-cell>
          <table:table-cell/>
          <table:table-cell table:style-name="ce6" office:value-type="date" office:date-value="2015-05-14" calcext:value-type="date">
            <text:p>14.05</text:p>
          </table:table-cell>
          <table:table-cell table:style-name="ce13" table:formula="of:=[.D281]+([.D281]-[.$D$9])/ROWS([.$D$9:.D281])" office:value-type="float" office:value="107571.90909091" calcext:value-type="float">
            <text:p>107572</text:p>
          </table:table-cell>
          <table:table-cell/>
        </table:table-row>
        <table:table-row table:style-name="ro1">
          <table:table-cell office:value-type="date" office:date-value="2015-05-15" calcext:value-type="date">
            <text:p>15.05</text:p>
          </table:table-cell>
          <table:table-cell/>
          <table:table-cell table:style-name="ce6" office:value-type="date" office:date-value="2015-05-15" calcext:value-type="date">
            <text:p>15.05</text:p>
          </table:table-cell>
          <table:table-cell table:style-name="ce13" table:formula="of:=[.D282]+([.D282]-[.$D$9])/ROWS([.$D$9:.D282])" office:value-type="float" office:value="107904.000000001" calcext:value-type="float">
            <text:p>107904</text:p>
          </table:table-cell>
          <table:table-cell/>
        </table:table-row>
        <table:table-row table:style-name="ro1">
          <table:table-cell office:value-type="date" office:date-value="2015-05-16" calcext:value-type="date">
            <text:p>16.05</text:p>
          </table:table-cell>
          <table:table-cell/>
          <table:table-cell table:style-name="ce6" office:value-type="date" office:date-value="2015-05-16" calcext:value-type="date">
            <text:p>16.05</text:p>
          </table:table-cell>
          <table:table-cell table:style-name="ce13" table:formula="of:=[.D283]+([.D283]-[.$D$9])/ROWS([.$D$9:.D283])" office:value-type="float" office:value="108236.090909092" calcext:value-type="float">
            <text:p>108236</text:p>
          </table:table-cell>
          <table:table-cell/>
        </table:table-row>
        <table:table-row table:style-name="ro1">
          <table:table-cell office:value-type="date" office:date-value="2015-05-17" calcext:value-type="date">
            <text:p>17.05</text:p>
          </table:table-cell>
          <table:table-cell/>
          <table:table-cell table:style-name="ce6" office:value-type="date" office:date-value="2015-05-17" calcext:value-type="date">
            <text:p>17.05</text:p>
          </table:table-cell>
          <table:table-cell table:style-name="ce13" table:formula="of:=[.D284]+([.D284]-[.$D$9])/ROWS([.$D$9:.D284])" office:value-type="float" office:value="108568.181818182" calcext:value-type="float">
            <text:p>108568</text:p>
          </table:table-cell>
          <table:table-cell/>
        </table:table-row>
        <table:table-row table:style-name="ro1">
          <table:table-cell office:value-type="date" office:date-value="2015-05-18" calcext:value-type="date">
            <text:p>18.05</text:p>
          </table:table-cell>
          <table:table-cell/>
          <table:table-cell table:style-name="ce6" office:value-type="date" office:date-value="2015-05-18" calcext:value-type="date">
            <text:p>18.05</text:p>
          </table:table-cell>
          <table:table-cell table:style-name="ce13" table:formula="of:=[.D285]+([.D285]-[.$D$9])/ROWS([.$D$9:.D285])" office:value-type="float" office:value="108900.272727273" calcext:value-type="float">
            <text:p>108900</text:p>
          </table:table-cell>
          <table:table-cell/>
        </table:table-row>
        <table:table-row table:style-name="ro1">
          <table:table-cell office:value-type="date" office:date-value="2015-05-19" calcext:value-type="date">
            <text:p>19.05</text:p>
          </table:table-cell>
          <table:table-cell/>
          <table:table-cell table:style-name="ce6" office:value-type="date" office:date-value="2015-05-19" calcext:value-type="date">
            <text:p>19.05</text:p>
          </table:table-cell>
          <table:table-cell table:style-name="ce13" table:formula="of:=[.D286]+([.D286]-[.$D$9])/ROWS([.$D$9:.D286])" office:value-type="float" office:value="109232.363636364" calcext:value-type="float">
            <text:p>109232</text:p>
          </table:table-cell>
          <table:table-cell/>
        </table:table-row>
        <table:table-row table:style-name="ro1">
          <table:table-cell office:value-type="date" office:date-value="2015-05-20" calcext:value-type="date">
            <text:p>20.05</text:p>
          </table:table-cell>
          <table:table-cell/>
          <table:table-cell table:style-name="ce6" office:value-type="date" office:date-value="2015-05-20" calcext:value-type="date">
            <text:p>20.05</text:p>
          </table:table-cell>
          <table:table-cell table:style-name="ce13" table:formula="of:=[.D287]+([.D287]-[.$D$9])/ROWS([.$D$9:.D287])" office:value-type="float" office:value="109564.454545455" calcext:value-type="float">
            <text:p>109564</text:p>
          </table:table-cell>
          <table:table-cell/>
        </table:table-row>
        <table:table-row table:style-name="ro1">
          <table:table-cell office:value-type="date" office:date-value="2015-05-21" calcext:value-type="date">
            <text:p>21.05</text:p>
          </table:table-cell>
          <table:table-cell/>
          <table:table-cell table:style-name="ce6" office:value-type="date" office:date-value="2015-05-21" calcext:value-type="date">
            <text:p>21.05</text:p>
          </table:table-cell>
          <table:table-cell table:style-name="ce13" table:formula="of:=[.D288]+([.D288]-[.$D$9])/ROWS([.$D$9:.D288])" office:value-type="float" office:value="109896.545454546" calcext:value-type="float">
            <text:p>109897</text:p>
          </table:table-cell>
          <table:table-cell/>
        </table:table-row>
        <table:table-row table:style-name="ro1">
          <table:table-cell office:value-type="date" office:date-value="2015-05-22" calcext:value-type="date">
            <text:p>22.05</text:p>
          </table:table-cell>
          <table:table-cell/>
          <table:table-cell table:style-name="ce6" office:value-type="date" office:date-value="2015-05-22" calcext:value-type="date">
            <text:p>22.05</text:p>
          </table:table-cell>
          <table:table-cell table:style-name="ce13" table:formula="of:=[.D289]+([.D289]-[.$D$9])/ROWS([.$D$9:.D289])" office:value-type="float" office:value="110228.636363637" calcext:value-type="float">
            <text:p>110229</text:p>
          </table:table-cell>
          <table:table-cell/>
        </table:table-row>
        <table:table-row table:style-name="ro1">
          <table:table-cell office:value-type="date" office:date-value="2015-05-23" calcext:value-type="date">
            <text:p>23.05</text:p>
          </table:table-cell>
          <table:table-cell/>
          <table:table-cell table:style-name="ce6" office:value-type="date" office:date-value="2015-05-23" calcext:value-type="date">
            <text:p>23.05</text:p>
          </table:table-cell>
          <table:table-cell table:style-name="ce13" table:formula="of:=[.D290]+([.D290]-[.$D$9])/ROWS([.$D$9:.D290])" office:value-type="float" office:value="110560.727272728" calcext:value-type="float">
            <text:p>110561</text:p>
          </table:table-cell>
          <table:table-cell/>
        </table:table-row>
        <table:table-row table:style-name="ro1">
          <table:table-cell office:value-type="date" office:date-value="2015-05-24" calcext:value-type="date">
            <text:p>24.05</text:p>
          </table:table-cell>
          <table:table-cell/>
          <table:table-cell table:style-name="ce6" office:value-type="date" office:date-value="2015-05-24" calcext:value-type="date">
            <text:p>24.05</text:p>
          </table:table-cell>
          <table:table-cell table:style-name="ce13" table:formula="of:=[.D291]+([.D291]-[.$D$9])/ROWS([.$D$9:.D291])" office:value-type="float" office:value="110892.818181819" calcext:value-type="float">
            <text:p>110893</text:p>
          </table:table-cell>
          <table:table-cell/>
        </table:table-row>
        <table:table-row table:style-name="ro1">
          <table:table-cell office:value-type="date" office:date-value="2015-05-25" calcext:value-type="date">
            <text:p>25.05</text:p>
          </table:table-cell>
          <table:table-cell/>
          <table:table-cell table:style-name="ce6" office:value-type="date" office:date-value="2015-05-25" calcext:value-type="date">
            <text:p>25.05</text:p>
          </table:table-cell>
          <table:table-cell table:style-name="ce13" table:formula="of:=[.D292]+([.D292]-[.$D$9])/ROWS([.$D$9:.D292])" office:value-type="float" office:value="111224.90909091" calcext:value-type="float">
            <text:p>111225</text:p>
          </table:table-cell>
          <table:table-cell/>
        </table:table-row>
        <table:table-row table:style-name="ro1">
          <table:table-cell office:value-type="date" office:date-value="2015-05-26" calcext:value-type="date">
            <text:p>26.05</text:p>
          </table:table-cell>
          <table:table-cell/>
          <table:table-cell table:style-name="ce6" office:value-type="date" office:date-value="2015-05-26" calcext:value-type="date">
            <text:p>26.05</text:p>
          </table:table-cell>
          <table:table-cell table:style-name="ce13" table:formula="of:=[.D293]+([.D293]-[.$D$9])/ROWS([.$D$9:.D293])" office:value-type="float" office:value="111557.000000001" calcext:value-type="float">
            <text:p>111557</text:p>
          </table:table-cell>
          <table:table-cell/>
        </table:table-row>
        <table:table-row table:style-name="ro1">
          <table:table-cell office:value-type="date" office:date-value="2015-05-27" calcext:value-type="date">
            <text:p>27.05</text:p>
          </table:table-cell>
          <table:table-cell/>
          <table:table-cell table:style-name="ce6" office:value-type="date" office:date-value="2015-05-27" calcext:value-type="date">
            <text:p>27.05</text:p>
          </table:table-cell>
          <table:table-cell table:style-name="ce13" table:formula="of:=[.D294]+([.D294]-[.$D$9])/ROWS([.$D$9:.D294])" office:value-type="float" office:value="111889.090909092" calcext:value-type="float">
            <text:p>111889</text:p>
          </table:table-cell>
          <table:table-cell/>
        </table:table-row>
        <table:table-row table:style-name="ro1">
          <table:table-cell office:value-type="date" office:date-value="2015-05-28" calcext:value-type="date">
            <text:p>28.05</text:p>
          </table:table-cell>
          <table:table-cell/>
          <table:table-cell table:style-name="ce6" office:value-type="date" office:date-value="2015-05-28" calcext:value-type="date">
            <text:p>28.05</text:p>
          </table:table-cell>
          <table:table-cell table:style-name="ce13" table:formula="of:=[.D295]+([.D295]-[.$D$9])/ROWS([.$D$9:.D295])" office:value-type="float" office:value="112221.181818182" calcext:value-type="float">
            <text:p>112221</text:p>
          </table:table-cell>
          <table:table-cell/>
        </table:table-row>
        <table:table-row table:style-name="ro1">
          <table:table-cell office:value-type="date" office:date-value="2015-05-29" calcext:value-type="date">
            <text:p>29.05</text:p>
          </table:table-cell>
          <table:table-cell/>
          <table:table-cell table:style-name="ce6" office:value-type="date" office:date-value="2015-05-29" calcext:value-type="date">
            <text:p>29.05</text:p>
          </table:table-cell>
          <table:table-cell table:style-name="ce13" table:formula="of:=[.D296]+([.D296]-[.$D$9])/ROWS([.$D$9:.D296])" office:value-type="float" office:value="112553.272727273" calcext:value-type="float">
            <text:p>112553</text:p>
          </table:table-cell>
          <table:table-cell/>
        </table:table-row>
        <table:table-row table:style-name="ro1">
          <table:table-cell office:value-type="date" office:date-value="2015-05-30" calcext:value-type="date">
            <text:p>30.05</text:p>
          </table:table-cell>
          <table:table-cell/>
          <table:table-cell table:style-name="ce6" office:value-type="date" office:date-value="2015-05-30" calcext:value-type="date">
            <text:p>30.05</text:p>
          </table:table-cell>
          <table:table-cell table:style-name="ce13" table:formula="of:=[.D297]+([.D297]-[.$D$9])/ROWS([.$D$9:.D297])" office:value-type="float" office:value="112885.363636364" calcext:value-type="float">
            <text:p>112885</text:p>
          </table:table-cell>
          <table:table-cell/>
        </table:table-row>
        <table:table-row table:style-name="ro1">
          <table:table-cell office:value-type="date" office:date-value="2015-05-31" calcext:value-type="date">
            <text:p>31.05</text:p>
          </table:table-cell>
          <table:table-cell/>
          <table:table-cell table:style-name="ce6" office:value-type="date" office:date-value="2015-05-31" calcext:value-type="date">
            <text:p>31.05</text:p>
          </table:table-cell>
          <table:table-cell table:style-name="ce13" table:formula="of:=[.D298]+([.D298]-[.$D$9])/ROWS([.$D$9:.D298])" office:value-type="float" office:value="113217.454545455" calcext:value-type="float">
            <text:p>113217</text:p>
          </table:table-cell>
          <table:table-cell/>
        </table:table-row>
        <table:table-row table:style-name="ro1">
          <table:table-cell office:value-type="date" office:date-value="2015-06-01" calcext:value-type="date">
            <text:p>01.06</text:p>
          </table:table-cell>
          <table:table-cell/>
          <table:table-cell table:style-name="ce6" office:value-type="date" office:date-value="2015-06-01" calcext:value-type="date">
            <text:p>01.06</text:p>
          </table:table-cell>
          <table:table-cell table:style-name="ce13" table:formula="of:=[.D299]+([.D299]-[.$D$9])/ROWS([.$D$9:.D299])" office:value-type="float" office:value="113549.545454546" calcext:value-type="float">
            <text:p>113550</text:p>
          </table:table-cell>
          <table:table-cell/>
        </table:table-row>
        <table:table-row table:style-name="ro1" table:number-rows-repeated="104827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13:01:28.77568911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5-05-03T13:21:16.583609272</dc:date>
    <meta:editing-duration>PT7H20M22S</meta:editing-duration>
    <meta:editing-cycles>138</meta:editing-cycles>
    <meta:generator>LibreOffice/4.3.6.2$Linux_X86_64 LibreOffice_project/430m0$Build-2</meta:generator>
    <meta:document-statistic meta:table-count="1" meta:cell-count="10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link-data-style-to-source="true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 chart:link-data-style-to-source="true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4.006cm" svg:height="27.546cm" xlink:href=".." xlink:type="simple" chart:class="chart:line" chart:style-name="ch1">
        <chart:title svg:x="60.723cm" svg:y="0.685cm" chart:style-name="ch2">
          <text:p>Statystyka</text:p>
        </chart:title>
        <chart:subtitle svg:x="60.094cm" svg:y="2.088cm" chart:style-name="ch3">
          <text:p>Ilość linii kodu .cpp/.h</text:p>
        </chart:subtitle>
        <chart:plot-area chart:style-name="ch4" table:cell-range-address="Arkusz1.A1:Arkusz1.B118 Arkusz1.D1:Arkusz1.D118" chart:data-source-has-labels="column" svg:x="2.48cm" svg:y="3.321cm" svg:width="119.046cm" svg:height="22.55cm">
          <chartooo:coordinate-region svg:x="3.79cm" svg:y="3.547cm" svg:width="117.736cm" svg:height="21.677cm"/>
          <chart:axis chart:dimension="x" chart:name="primary-x" chart:style-name="ch5" chartooo:axis-type="auto">
            <chartooo:date-scale/>
            <chart:title svg:x="61.477cm" svg:y="26.421cm" chart:style-name="ch6">
              <text:p>Data</text:p>
            </chart:title>
            <chart:categories table:cell-range-address="Arkusz1.A1:Arkusz1.A1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118" chart:class="chart:line">
            <chart:data-point chart:repeated="118"/>
          </chart:series>
          <chart:series chart:style-name="ch10" chart:values-cell-range-address="Arkusz1.D1:Arkusz1.D118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118</svg:desc>
                </draw:g>
              </table:table-cell>
              <table:table-cell office:value-type="float" office:value="15135">
                <text:p>15135</text:p>
                <draw:g>
                  <svg:desc>Arkusz1.B1:Arkusz1.B118</svg:desc>
                </draw:g>
              </table:table-cell>
              <table:table-cell office:value-type="float" office:value="15135">
                <text:p>15135</text:p>
                <draw:g>
                  <svg:desc>Arkusz1.D1:Arkusz1.D118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3250">
                <text:p>53250</text:p>
              </table:table-cell>
              <table:table-cell office:value-type="float" office:value="42814.1818181819">
                <text:p>42814.18181818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3300">
                <text:p>53300</text:p>
              </table:table-cell>
              <table:table-cell office:value-type="float" office:value="43146.2727272728">
                <text:p>43146.2727272728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53300">
                <text:p>53300</text:p>
              </table:table-cell>
              <table:table-cell office:value-type="float" office:value="43478.3636363637">
                <text:p>43478.3636363637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53900">
                <text:p>53900</text:p>
              </table:table-cell>
              <table:table-cell office:value-type="float" office:value="43810.4545454546">
                <text:p>43810.454545454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54565">
                <text:p>54565</text:p>
              </table:table-cell>
              <table:table-cell office:value-type="float" office:value="44142.5454545455">
                <text:p>44142.5454545455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55855">
                <text:p>55855</text:p>
              </table:table-cell>
              <table:table-cell office:value-type="float" office:value="44474.6363636364">
                <text:p>44474.636363636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58735">
                <text:p>58735</text:p>
              </table:table-cell>
              <table:table-cell office:value-type="float" office:value="44806.7272727273">
                <text:p>44806.7272727273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59535">
                <text:p>59535</text:p>
              </table:table-cell>
              <table:table-cell office:value-type="float" office:value="45138.8181818182">
                <text:p>45138.8181818182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61360">
                <text:p>61360</text:p>
              </table:table-cell>
              <table:table-cell office:value-type="float" office:value="45470.9090909092">
                <text:p>45470.9090909092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61725">
                <text:p>61725</text:p>
              </table:table-cell>
              <table:table-cell office:value-type="float" office:value="45803.0000000001">
                <text:p>45803.000000000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61900">
                <text:p>61900</text:p>
              </table:table-cell>
              <table:table-cell office:value-type="float" office:value="46135.090909091">
                <text:p>46135.09090909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63200">
                <text:p>63200</text:p>
              </table:table-cell>
              <table:table-cell office:value-type="float" office:value="46467.1818181819">
                <text:p>46467.1818181819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64100">
                <text:p>64100</text:p>
              </table:table-cell>
              <table:table-cell office:value-type="float" office:value="46799.2727272728">
                <text:p>46799.2727272728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65100">
                <text:p>65100</text:p>
              </table:table-cell>
              <table:table-cell office:value-type="float" office:value="47131.3636363637">
                <text:p>47131.3636363637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65800">
                <text:p>65800</text:p>
              </table:table-cell>
              <table:table-cell office:value-type="float" office:value="47463.4545454546">
                <text:p>47463.4545454546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66000">
                <text:p>66000</text:p>
              </table:table-cell>
              <table:table-cell office:value-type="float" office:value="47795.5454545455">
                <text:p>47795.5454545455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66200">
                <text:p>66200</text:p>
              </table:table-cell>
              <table:table-cell office:value-type="float" office:value="48127.6363636365">
                <text:p>48127.636363636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66570">
                <text:p>66570</text:p>
              </table:table-cell>
              <table:table-cell office:value-type="float" office:value="48459.7272727274">
                <text:p>48459.7272727274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66600">
                <text:p>66600</text:p>
              </table:table-cell>
              <table:table-cell office:value-type="float" office:value="48791.8181818183">
                <text:p>48791.8181818183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67000">
                <text:p>67000</text:p>
              </table:table-cell>
              <table:table-cell office:value-type="float" office:value="49123.9090909092">
                <text:p>49123.9090909092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67000">
                <text:p>67000</text:p>
              </table:table-cell>
              <table:table-cell office:value-type="float" office:value="49456.0000000001">
                <text:p>49456.0000000001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67000">
                <text:p>67000</text:p>
              </table:table-cell>
              <table:table-cell office:value-type="float" office:value="49788.090909091">
                <text:p>49788.090909091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0120.1818181819">
                <text:p>50120.1818181819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0452.2727272728">
                <text:p>50452.2727272728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0784.3636363637">
                <text:p>50784.3636363637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1116.4545454547">
                <text:p>51116.4545454547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1448.5454545456">
                <text:p>51448.5454545456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1780.6363636365">
                <text:p>51780.636363636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2112.7272727274">
                <text:p>52112.7272727274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2444.8181818183">
                <text:p>52444.8181818183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2776.9090909092">
                <text:p>52776.909090909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67000">
                <text:p>67000</text:p>
              </table:table-cell>
              <table:table-cell office:value-type="float" office:value="53109.0000000001">
                <text:p>53109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link-data-style-to-source="true" chart:data-label-number="value" chart:data-label-text="false" chart:data-label-symbol="false" style:rotation-angle="50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 chart:link-data-style-to-source="true"/>
      <style:graphic-properties svg:stroke-width="0.08cm"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3.837cm" svg:height="27.545cm" xlink:href=".." xlink:type="simple" chart:class="chart:line" chart:style-name="ch1">
        <chart:title svg:x="60.638cm" svg:y="0.685cm" chart:style-name="ch2">
          <text:p>Statystyka</text:p>
        </chart:title>
        <chart:subtitle svg:x="60.009cm" svg:y="2.088cm" chart:style-name="ch3">
          <text:p>Ilość linii kodu .cpp/.h</text:p>
        </chart:subtitle>
        <chart:plot-area chart:style-name="ch4" table:cell-range-address="Arkusz1.A118:Arkusz1.B299 Arkusz1.D118:Arkusz1.D299" chart:data-source-has-labels="column" svg:x="2.476cm" svg:y="3.321cm" svg:width="118.885cm" svg:height="22.549cm">
          <chartooo:coordinate-region svg:x="3.997cm" svg:y="3.547cm" svg:width="117.262cm" svg:height="21.278cm"/>
          <chart:axis chart:dimension="x" chart:name="primary-x" chart:style-name="ch5" chartooo:axis-type="auto">
            <chartooo:date-scale/>
            <chart:title svg:x="61.392cm" svg:y="26.42cm" chart:style-name="ch6">
              <text:p>Data</text:p>
            </chart:title>
            <chart:categories table:cell-range-address="Arkusz1.A118:Arkusz1.A29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18:Arkusz1.B299" chart:class="chart:line">
            <chart:data-point chart:repeated="182"/>
          </chart:series>
          <chart:series chart:style-name="ch10" chart:values-cell-range-address="Arkusz1.D118:Arkusz1.D299" chart:class="chart:line">
            <chart:data-point chart:repeated="1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41974">
                <text:p>41970</text:p>
                <draw:g>
                  <svg:desc>Arkusz1.A118:Arkusz1.A299</svg:desc>
                </draw:g>
              </table:table-cell>
              <table:table-cell office:value-type="float" office:value="67000">
                <text:p>67000</text:p>
                <draw:g>
                  <svg:desc>Arkusz1.B118:Arkusz1.B299</svg:desc>
                </draw:g>
              </table:table-cell>
              <table:table-cell office:value-type="float" office:value="53109.0000000001">
                <text:p>53109.0000000001</text:p>
                <draw:g>
                  <svg:desc>Arkusz1.D118:Arkusz1.D299</svg:desc>
                </draw:g>
              </table:table-cell>
            </table:table-row>
            <table:table-row>
              <table:table-cell office:value-type="float" office:value="41975">
                <text:p>41980</text:p>
              </table:table-cell>
              <table:table-cell office:value-type="float" office:value="67000">
                <text:p>67000</text:p>
              </table:table-cell>
              <table:table-cell office:value-type="float" office:value="53441.090909091">
                <text:p>53441.090909091</text:p>
              </table:table-cell>
            </table:table-row>
            <table:table-row>
              <table:table-cell office:value-type="float" office:value="41976">
                <text:p>41980</text:p>
              </table:table-cell>
              <table:table-cell office:value-type="float" office:value="67000">
                <text:p>67000</text:p>
              </table:table-cell>
              <table:table-cell office:value-type="float" office:value="53773.181818182">
                <text:p>53773.181818182</text:p>
              </table:table-cell>
            </table:table-row>
            <table:table-row>
              <table:table-cell office:value-type="float" office:value="41977">
                <text:p>41980</text:p>
              </table:table-cell>
              <table:table-cell office:value-type="float" office:value="67000">
                <text:p>67000</text:p>
              </table:table-cell>
              <table:table-cell office:value-type="float" office:value="54105.2727272729">
                <text:p>54105.2727272729</text:p>
              </table:table-cell>
            </table:table-row>
            <table:table-row>
              <table:table-cell office:value-type="float" office:value="41978">
                <text:p>41980</text:p>
              </table:table-cell>
              <table:table-cell office:value-type="float" office:value="67000">
                <text:p>67000</text:p>
              </table:table-cell>
              <table:table-cell office:value-type="float" office:value="54437.3636363638">
                <text:p>54437.3636363638</text:p>
              </table:table-cell>
            </table:table-row>
            <table:table-row>
              <table:table-cell office:value-type="float" office:value="41979">
                <text:p>41980</text:p>
              </table:table-cell>
              <table:table-cell office:value-type="float" office:value="68045">
                <text:p>68045</text:p>
              </table:table-cell>
              <table:table-cell office:value-type="float" office:value="54769.4545454547">
                <text:p>54769.4545454547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55101.5454545456">
                <text:p>55101.5454545456</text:p>
              </table:table-cell>
            </table:table-row>
            <table:table-row>
              <table:table-cell office:value-type="float" office:value="41981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55433.6363636365">
                <text:p>55433.6363636365</text:p>
              </table:table-cell>
            </table:table-row>
            <table:table-row>
              <table:table-cell office:value-type="float" office:value="41982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55765.7272727274">
                <text:p>55765.7272727274</text:p>
              </table:table-cell>
            </table:table-row>
            <table:table-row>
              <table:table-cell office:value-type="float" office:value="41983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56097.8181818183">
                <text:p>56097.8181818183</text:p>
              </table:table-cell>
            </table:table-row>
            <table:table-row>
              <table:table-cell office:value-type="float" office:value="41984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56429.9090909092">
                <text:p>56429.9090909092</text:p>
              </table:table-cell>
            </table:table-row>
            <table:table-row>
              <table:table-cell office:value-type="float" office:value="41985">
                <text:p>41990</text:p>
              </table:table-cell>
              <table:table-cell office:value-type="float" office:value="70030">
                <text:p>70030</text:p>
              </table:table-cell>
              <table:table-cell office:value-type="float" office:value="56762.0000000002">
                <text:p>56762.0000000002</text:p>
              </table:table-cell>
            </table:table-row>
            <table:table-row>
              <table:table-cell office:value-type="float" office:value="41986">
                <text:p>41990</text:p>
              </table:table-cell>
              <table:table-cell office:value-type="float" office:value="70650">
                <text:p>70650</text:p>
              </table:table-cell>
              <table:table-cell office:value-type="float" office:value="57094.0909090911">
                <text:p>57094.0909090911</text:p>
              </table:table-cell>
            </table:table-row>
            <table:table-row>
              <table:table-cell office:value-type="float" office:value="41987">
                <text:p>41990</text:p>
              </table:table-cell>
              <table:table-cell office:value-type="float" office:value="71000">
                <text:p>71000</text:p>
              </table:table-cell>
              <table:table-cell office:value-type="float" office:value="57426.181818182">
                <text:p>57426.181818182</text:p>
              </table:table-cell>
            </table:table-row>
            <table:table-row>
              <table:table-cell office:value-type="float" office:value="41988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57758.2727272729">
                <text:p>57758.2727272729</text:p>
              </table:table-cell>
            </table:table-row>
            <table:table-row>
              <table:table-cell office:value-type="float" office:value="41989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58090.3636363638">
                <text:p>58090.3636363638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58422.4545454547">
                <text:p>58422.4545454547</text:p>
              </table:table-cell>
            </table:table-row>
            <table:table-row>
              <table:table-cell office:value-type="float" office:value="41991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58754.5454545456">
                <text:p>58754.5454545456</text:p>
              </table:table-cell>
            </table:table-row>
            <table:table-row>
              <table:table-cell office:value-type="float" office:value="41992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59086.6363636365">
                <text:p>59086.6363636365</text:p>
              </table:table-cell>
            </table:table-row>
            <table:table-row>
              <table:table-cell office:value-type="float" office:value="41993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59418.7272727274">
                <text:p>59418.7272727274</text:p>
              </table:table-cell>
            </table:table-row>
            <table:table-row>
              <table:table-cell office:value-type="float" office:value="41994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59750.8181818184">
                <text:p>59750.8181818184</text:p>
              </table:table-cell>
            </table:table-row>
            <table:table-row>
              <table:table-cell office:value-type="float" office:value="41995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60082.9090909093">
                <text:p>60082.9090909093</text:p>
              </table:table-cell>
            </table:table-row>
            <table:table-row>
              <table:table-cell office:value-type="float" office:value="41996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60415.0000000002">
                <text:p>60415.0000000002</text:p>
              </table:table-cell>
            </table:table-row>
            <table:table-row>
              <table:table-cell office:value-type="float" office:value="41997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60747.0909090911">
                <text:p>60747.0909090911</text:p>
              </table:table-cell>
            </table:table-row>
            <table:table-row>
              <table:table-cell office:value-type="float" office:value="41998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61079.181818182">
                <text:p>61079.181818182</text:p>
              </table:table-cell>
            </table:table-row>
            <table:table-row>
              <table:table-cell office:value-type="float" office:value="41999">
                <text:p>42000</text:p>
              </table:table-cell>
              <table:table-cell office:value-type="float" office:value="72670">
                <text:p>72670</text:p>
              </table:table-cell>
              <table:table-cell office:value-type="float" office:value="61411.2727272729">
                <text:p>61411.2727272729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73490">
                <text:p>73490</text:p>
              </table:table-cell>
              <table:table-cell office:value-type="float" office:value="61743.3636363638">
                <text:p>61743.3636363638</text:p>
              </table:table-cell>
            </table:table-row>
            <table:table-row>
              <table:table-cell office:value-type="float" office:value="42001">
                <text:p>42000</text:p>
              </table:table-cell>
              <table:table-cell office:value-type="float" office:value="73970">
                <text:p>73970</text:p>
              </table:table-cell>
              <table:table-cell office:value-type="float" office:value="62075.4545454547">
                <text:p>62075.4545454547</text:p>
              </table:table-cell>
            </table:table-row>
            <table:table-row>
              <table:table-cell office:value-type="float" office:value="42002">
                <text:p>42000</text:p>
              </table:table-cell>
              <table:table-cell office:value-type="float" office:value="74150">
                <text:p>74150</text:p>
              </table:table-cell>
              <table:table-cell office:value-type="float" office:value="62407.5454545457">
                <text:p>62407.5454545457</text:p>
              </table:table-cell>
            </table:table-row>
            <table:table-row>
              <table:table-cell office:value-type="float" office:value="42003">
                <text:p>42000</text:p>
              </table:table-cell>
              <table:table-cell office:value-type="float" office:value="74300">
                <text:p>74300</text:p>
              </table:table-cell>
              <table:table-cell office:value-type="float" office:value="62739.6363636366">
                <text:p>62739.6363636366</text:p>
              </table:table-cell>
            </table:table-row>
            <table:table-row>
              <table:table-cell office:value-type="float" office:value="42004">
                <text:p>42000</text:p>
              </table:table-cell>
              <table:table-cell office:value-type="float" office:value="74350">
                <text:p>74350</text:p>
              </table:table-cell>
              <table:table-cell office:value-type="float" office:value="63071.7272727275">
                <text:p>63071.7272727275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63403.8181818184">
                <text:p>63403.8181818184</text:p>
              </table:table-cell>
            </table:table-row>
            <table:table-row>
              <table:table-cell office:value-type="float" office:value="42006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63735.9090909093">
                <text:p>63735.9090909093</text:p>
              </table:table-cell>
            </table:table-row>
            <table:table-row>
              <table:table-cell office:value-type="float" office:value="42007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64068.0000000002">
                <text:p>64068.0000000002</text:p>
              </table:table-cell>
            </table:table-row>
            <table:table-row>
              <table:table-cell office:value-type="float" office:value="42008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64400.0909090912">
                <text:p>64400.0909090912</text:p>
              </table:table-cell>
            </table:table-row>
            <table:table-row>
              <table:table-cell office:value-type="float" office:value="42009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64732.1818181821">
                <text:p>64732.1818181821</text:p>
              </table:table-cell>
            </table:table-row>
            <table:table-row>
              <table:table-cell office:value-type="float" office:value="42010">
                <text:p>42010</text:p>
              </table:table-cell>
              <table:table-cell office:value-type="float" office:value="75400">
                <text:p>75400</text:p>
              </table:table-cell>
              <table:table-cell office:value-type="float" office:value="65064.272727273">
                <text:p>65064.272727273</text:p>
              </table:table-cell>
            </table:table-row>
            <table:table-row>
              <table:table-cell office:value-type="float" office:value="42011">
                <text:p>42010</text:p>
              </table:table-cell>
              <table:table-cell office:value-type="float" office:value="75760">
                <text:p>75760</text:p>
              </table:table-cell>
              <table:table-cell office:value-type="float" office:value="65396.3636363639">
                <text:p>65396.3636363639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NaN">
                <text:p>NaN</text:p>
              </table:table-cell>
              <table:table-cell office:value-type="float" office:value="65728.4545454548">
                <text:p>65728.4545454548</text:p>
              </table:table-cell>
            </table:table-row>
            <table:table-row>
              <table:table-cell office:value-type="float" office:value="42013">
                <text:p>42010</text:p>
              </table:table-cell>
              <table:table-cell office:value-type="float" office:value="76010">
                <text:p>76010</text:p>
              </table:table-cell>
              <table:table-cell office:value-type="float" office:value="66060.5454545457">
                <text:p>66060.5454545457</text:p>
              </table:table-cell>
            </table:table-row>
            <table:table-row>
              <table:table-cell office:value-type="float" office:value="42014">
                <text:p>42010</text:p>
              </table:table-cell>
              <table:table-cell office:value-type="float" office:value="77300">
                <text:p>77300</text:p>
              </table:table-cell>
              <table:table-cell office:value-type="float" office:value="66392.6363636366">
                <text:p>66392.6363636366</text:p>
              </table:table-cell>
            </table:table-row>
            <table:table-row>
              <table:table-cell office:value-type="float" office:value="42015">
                <text:p>42020</text:p>
              </table:table-cell>
              <table:table-cell office:value-type="float" office:value="77500">
                <text:p>77500</text:p>
              </table:table-cell>
              <table:table-cell office:value-type="float" office:value="66724.7272727275">
                <text:p>66724.727272727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79040">
                <text:p>79040</text:p>
              </table:table-cell>
              <table:table-cell office:value-type="float" office:value="67056.8181818184">
                <text:p>67056.8181818184</text:p>
              </table:table-cell>
            </table:table-row>
            <table:table-row>
              <table:table-cell office:value-type="float" office:value="42017">
                <text:p>42020</text:p>
              </table:table-cell>
              <table:table-cell office:value-type="float" office:value="79620">
                <text:p>79620</text:p>
              </table:table-cell>
              <table:table-cell office:value-type="float" office:value="67388.9090909093">
                <text:p>67388.9090909093</text:p>
              </table:table-cell>
            </table:table-row>
            <table:table-row>
              <table:table-cell office:value-type="float" office:value="42018">
                <text:p>42020</text:p>
              </table:table-cell>
              <table:table-cell office:value-type="float" office:value="81350">
                <text:p>81350</text:p>
              </table:table-cell>
              <table:table-cell office:value-type="float" office:value="67721.0000000003">
                <text:p>67721.0000000003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82100">
                <text:p>82100</text:p>
              </table:table-cell>
              <table:table-cell office:value-type="float" office:value="68053.0909090912">
                <text:p>68053.0909090912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82600">
                <text:p>82600</text:p>
              </table:table-cell>
              <table:table-cell office:value-type="float" office:value="68385.1818181821">
                <text:p>68385.1818181821</text:p>
              </table:table-cell>
            </table:table-row>
            <table:table-row>
              <table:table-cell office:value-type="float" office:value="42021">
                <text:p>42020</text:p>
              </table:table-cell>
              <table:table-cell office:value-type="float" office:value="82700">
                <text:p>82700</text:p>
              </table:table-cell>
              <table:table-cell office:value-type="float" office:value="68717.272727273">
                <text:p>68717.272727273</text:p>
              </table:table-cell>
            </table:table-row>
            <table:table-row>
              <table:table-cell office:value-type="float" office:value="42022">
                <text:p>42020</text:p>
              </table:table-cell>
              <table:table-cell office:value-type="float" office:value="82700">
                <text:p>82700</text:p>
              </table:table-cell>
              <table:table-cell office:value-type="float" office:value="69049.3636363639">
                <text:p>69049.3636363639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83600">
                <text:p>83600</text:p>
              </table:table-cell>
              <table:table-cell office:value-type="float" office:value="69381.4545454548">
                <text:p>69381.4545454548</text:p>
              </table:table-cell>
            </table:table-row>
            <table:table-row>
              <table:table-cell office:value-type="float" office:value="42024">
                <text:p>42020</text:p>
              </table:table-cell>
              <table:table-cell office:value-type="float" office:value="NaN">
                <text:p>NaN</text:p>
              </table:table-cell>
              <table:table-cell office:value-type="float" office:value="69713.5454545457">
                <text:p>69713.5454545457</text:p>
              </table:table-cell>
            </table:table-row>
            <table:table-row>
              <table:table-cell office:value-type="float" office:value="42025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70045.6363636366">
                <text:p>70045.6363636366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70377.7272727276">
                <text:p>70377.7272727276</text:p>
              </table:table-cell>
            </table:table-row>
            <table:table-row>
              <table:table-cell office:value-type="float" office:value="42027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70709.8181818185">
                <text:p>70709.8181818185</text:p>
              </table:table-cell>
            </table:table-row>
            <table:table-row>
              <table:table-cell office:value-type="float" office:value="42028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71041.9090909094">
                <text:p>71041.9090909094</text:p>
              </table:table-cell>
            </table:table-row>
            <table:table-row>
              <table:table-cell office:value-type="float" office:value="42029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71374.0000000003">
                <text:p>71374.0000000003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83875">
                <text:p>83875</text:p>
              </table:table-cell>
              <table:table-cell office:value-type="float" office:value="71706.0909090912">
                <text:p>71706.0909090912</text:p>
              </table:table-cell>
            </table:table-row>
            <table:table-row>
              <table:table-cell office:value-type="float" office:value="42031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72038.1818181821">
                <text:p>72038.1818181821</text:p>
              </table:table-cell>
            </table:table-row>
            <table:table-row>
              <table:table-cell office:value-type="float" office:value="42032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72370.272727273">
                <text:p>72370.272727273</text:p>
              </table:table-cell>
            </table:table-row>
            <table:table-row>
              <table:table-cell office:value-type="float" office:value="42033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72702.3636363639">
                <text:p>72702.3636363639</text:p>
              </table:table-cell>
            </table:table-row>
            <table:table-row>
              <table:table-cell office:value-type="float" office:value="42034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73034.4545454549">
                <text:p>73034.4545454549</text:p>
              </table:table-cell>
            </table:table-row>
            <table:table-row>
              <table:table-cell office:value-type="float" office:value="42035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73366.5454545458">
                <text:p>73366.5454545458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73698.6363636367">
                <text:p>73698.6363636367</text:p>
              </table:table-cell>
            </table:table-row>
            <table:table-row>
              <table:table-cell office:value-type="float" office:value="42037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74030.7272727276">
                <text:p>74030.7272727276</text:p>
              </table:table-cell>
            </table:table-row>
            <table:table-row>
              <table:table-cell office:value-type="float" office:value="42038">
                <text:p>42040</text:p>
              </table:table-cell>
              <table:table-cell office:value-type="float" office:value="85000">
                <text:p>85000</text:p>
              </table:table-cell>
              <table:table-cell office:value-type="float" office:value="74362.8181818185">
                <text:p>74362.8181818185</text:p>
              </table:table-cell>
            </table:table-row>
            <table:table-row>
              <table:table-cell office:value-type="float" office:value="42039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74694.9090909094">
                <text:p>74694.9090909094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95300">
                <text:p>95300</text:p>
              </table:table-cell>
              <table:table-cell office:value-type="float" office:value="75027.0000000003">
                <text:p>75027.0000000003</text:p>
              </table:table-cell>
            </table:table-row>
            <table:table-row>
              <table:table-cell office:value-type="float" office:value="42041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75359.0909090912">
                <text:p>75359.0909090912</text:p>
              </table:table-cell>
            </table:table-row>
            <table:table-row>
              <table:table-cell office:value-type="float" office:value="42042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75691.1818181821">
                <text:p>75691.1818181821</text:p>
              </table:table-cell>
            </table:table-row>
            <table:table-row>
              <table:table-cell office:value-type="float" office:value="42043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76023.2727272731">
                <text:p>76023.2727272731</text:p>
              </table:table-cell>
            </table:table-row>
            <table:table-row>
              <table:table-cell office:value-type="float" office:value="42044">
                <text:p>42040</text:p>
              </table:table-cell>
              <table:table-cell office:value-type="float" office:value="NaN">
                <text:p>NaN</text:p>
              </table:table-cell>
              <table:table-cell office:value-type="float" office:value="76355.363636364">
                <text:p>76355.363636364</text:p>
              </table:table-cell>
            </table:table-row>
            <table:table-row>
              <table:table-cell office:value-type="float" office:value="42045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76687.4545454549">
                <text:p>76687.4545454549</text:p>
              </table:table-cell>
            </table:table-row>
            <table:table-row>
              <table:table-cell office:value-type="float" office:value="42046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77019.5454545458">
                <text:p>77019.5454545458</text:p>
              </table:table-cell>
            </table:table-row>
            <table:table-row>
              <table:table-cell office:value-type="float" office:value="42047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77351.6363636367">
                <text:p>77351.6363636367</text:p>
              </table:table-cell>
            </table:table-row>
            <table:table-row>
              <table:table-cell office:value-type="float" office:value="42048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77683.7272727276">
                <text:p>77683.7272727276</text:p>
              </table:table-cell>
            </table:table-row>
            <table:table-row>
              <table:table-cell office:value-type="float" office:value="42049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78015.8181818185">
                <text:p>78015.8181818185</text:p>
              </table:table-cell>
            </table:table-row>
            <table:table-row>
              <table:table-cell office:value-type="float" office:value="42050">
                <text:p>42050</text:p>
              </table:table-cell>
              <table:table-cell office:value-type="float" office:value="97150">
                <text:p>97150</text:p>
              </table:table-cell>
              <table:table-cell office:value-type="float" office:value="78347.9090909094">
                <text:p>78347.9090909094</text:p>
              </table:table-cell>
            </table:table-row>
            <table:table-row>
              <table:table-cell office:value-type="float" office:value="42051">
                <text:p>42050</text:p>
              </table:table-cell>
              <table:table-cell office:value-type="float" office:value="NaN">
                <text:p>NaN</text:p>
              </table:table-cell>
              <table:table-cell office:value-type="float" office:value="78680.0000000004">
                <text:p>78680.0000000004</text:p>
              </table:table-cell>
            </table:table-row>
            <table:table-row>
              <table:table-cell office:value-type="float" office:value="42052">
                <text:p>42050</text:p>
              </table:table-cell>
              <table:table-cell office:value-type="float" office:value="98500">
                <text:p>98500</text:p>
              </table:table-cell>
              <table:table-cell office:value-type="float" office:value="79012.0909090913">
                <text:p>79012.0909090913</text:p>
              </table:table-cell>
            </table:table-row>
            <table:table-row>
              <table:table-cell office:value-type="float" office:value="42053">
                <text:p>42050</text:p>
              </table:table-cell>
              <table:table-cell office:value-type="float" office:value="99860">
                <text:p>99860</text:p>
              </table:table-cell>
              <table:table-cell office:value-type="float" office:value="79344.1818181822">
                <text:p>79344.1818181822</text:p>
              </table:table-cell>
            </table:table-row>
            <table:table-row>
              <table:table-cell office:value-type="float" office:value="42054">
                <text:p>42050</text:p>
              </table:table-cell>
              <table:table-cell office:value-type="float" office:value="100160">
                <text:p>100160</text:p>
              </table:table-cell>
              <table:table-cell office:value-type="float" office:value="79676.2727272731">
                <text:p>79676.2727272731</text:p>
              </table:table-cell>
            </table:table-row>
            <table:table-row>
              <table:table-cell office:value-type="float" office:value="42055">
                <text:p>42060</text:p>
              </table:table-cell>
              <table:table-cell office:value-type="float" office:value="101650">
                <text:p>101650</text:p>
              </table:table-cell>
              <table:table-cell office:value-type="float" office:value="80008.363636364">
                <text:p>80008.363636364</text:p>
              </table:table-cell>
            </table:table-row>
            <table:table-row>
              <table:table-cell office:value-type="float" office:value="42056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80340.4545454549">
                <text:p>80340.4545454549</text:p>
              </table:table-cell>
            </table:table-row>
            <table:table-row>
              <table:table-cell office:value-type="float" office:value="42057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80672.5454545458">
                <text:p>80672.5454545458</text:p>
              </table:table-cell>
            </table:table-row>
            <table:table-row>
              <table:table-cell office:value-type="float" office:value="42058">
                <text:p>42060</text:p>
              </table:table-cell>
              <table:table-cell office:value-type="float" office:value="102560">
                <text:p>102560</text:p>
              </table:table-cell>
              <table:table-cell office:value-type="float" office:value="81004.6363636367">
                <text:p>81004.6363636367</text:p>
              </table:table-cell>
            </table:table-row>
            <table:table-row>
              <table:table-cell office:value-type="float" office:value="42059">
                <text:p>42060</text:p>
              </table:table-cell>
              <table:table-cell office:value-type="float" office:value="103300">
                <text:p>103300</text:p>
              </table:table-cell>
              <table:table-cell office:value-type="float" office:value="81336.7272727276">
                <text:p>81336.7272727276</text:p>
              </table:table-cell>
            </table:table-row>
            <table:table-row>
              <table:table-cell office:value-type="float" office:value="42060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81668.8181818186">
                <text:p>81668.8181818186</text:p>
              </table:table-cell>
            </table:table-row>
            <table:table-row>
              <table:table-cell office:value-type="float" office:value="42061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82000.9090909095">
                <text:p>82000.9090909095</text:p>
              </table:table-cell>
            </table:table-row>
            <table:table-row>
              <table:table-cell office:value-type="float" office:value="42062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82333.0000000004">
                <text:p>82333.0000000004</text:p>
              </table:table-cell>
            </table:table-row>
            <table:table-row>
              <table:table-cell office:value-type="float" office:value="42063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82665.0909090913">
                <text:p>82665.0909090913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NaN">
                <text:p>NaN</text:p>
              </table:table-cell>
              <table:table-cell office:value-type="float" office:value="82997.1818181822">
                <text:p>82997.1818181822</text:p>
              </table:table-cell>
            </table:table-row>
            <table:table-row>
              <table:table-cell office:value-type="float" office:value="42065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83329.2727272731">
                <text:p>83329.2727272731</text:p>
              </table:table-cell>
            </table:table-row>
            <table:table-row>
              <table:table-cell office:value-type="float" office:value="42066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83661.363636364">
                <text:p>83661.363636364</text:p>
              </table:table-cell>
            </table:table-row>
            <table:table-row>
              <table:table-cell office:value-type="float" office:value="42067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83993.4545454549">
                <text:p>83993.4545454549</text:p>
              </table:table-cell>
            </table:table-row>
            <table:table-row>
              <table:table-cell office:value-type="float" office:value="42068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84325.5454545458">
                <text:p>84325.5454545458</text:p>
              </table:table-cell>
            </table:table-row>
            <table:table-row>
              <table:table-cell office:value-type="float" office:value="42069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84657.6363636368">
                <text:p>84657.6363636368</text:p>
              </table:table-cell>
            </table:table-row>
            <table:table-row>
              <table:table-cell office:value-type="float" office:value="42070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84989.7272727277">
                <text:p>84989.7272727277</text:p>
              </table:table-cell>
            </table:table-row>
            <table:table-row>
              <table:table-cell office:value-type="float" office:value="42071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85321.8181818186">
                <text:p>85321.8181818186</text:p>
              </table:table-cell>
            </table:table-row>
            <table:table-row>
              <table:table-cell office:value-type="float" office:value="42072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85653.9090909095">
                <text:p>85653.9090909095</text:p>
              </table:table-cell>
            </table:table-row>
            <table:table-row>
              <table:table-cell office:value-type="float" office:value="42073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85986.0000000004">
                <text:p>85986.0000000004</text:p>
              </table:table-cell>
            </table:table-row>
            <table:table-row>
              <table:table-cell office:value-type="float" office:value="42074">
                <text:p>42070</text:p>
              </table:table-cell>
              <table:table-cell office:value-type="float" office:value="NaN">
                <text:p>NaN</text:p>
              </table:table-cell>
              <table:table-cell office:value-type="float" office:value="86318.0909090913">
                <text:p>86318.0909090913</text:p>
              </table:table-cell>
            </table:table-row>
            <table:table-row>
              <table:table-cell office:value-type="float" office:value="42075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86650.1818181822">
                <text:p>86650.1818181822</text:p>
              </table:table-cell>
            </table:table-row>
            <table:table-row>
              <table:table-cell office:value-type="float" office:value="42076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86982.2727272731">
                <text:p>86982.2727272731</text:p>
              </table:table-cell>
            </table:table-row>
            <table:table-row>
              <table:table-cell office:value-type="float" office:value="42077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87314.3636363641">
                <text:p>87314.3636363641</text:p>
              </table:table-cell>
            </table:table-row>
            <table:table-row>
              <table:table-cell office:value-type="float" office:value="42078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87646.454545455">
                <text:p>87646.454545455</text:p>
              </table:table-cell>
            </table:table-row>
            <table:table-row>
              <table:table-cell office:value-type="float" office:value="42079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87978.5454545459">
                <text:p>87978.5454545459</text:p>
              </table:table-cell>
            </table:table-row>
            <table:table-row>
              <table:table-cell office:value-type="float" office:value="42080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88310.6363636368">
                <text:p>88310.6363636368</text:p>
              </table:table-cell>
            </table:table-row>
            <table:table-row>
              <table:table-cell office:value-type="float" office:value="42081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88642.7272727277">
                <text:p>88642.7272727277</text:p>
              </table:table-cell>
            </table:table-row>
            <table:table-row>
              <table:table-cell office:value-type="float" office:value="42082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88974.8181818186">
                <text:p>88974.8181818186</text:p>
              </table:table-cell>
            </table:table-row>
            <table:table-row>
              <table:table-cell office:value-type="float" office:value="42083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89306.9090909095">
                <text:p>89306.9090909095</text:p>
              </table:table-cell>
            </table:table-row>
            <table:table-row>
              <table:table-cell office:value-type="float" office:value="42084">
                <text:p>42080</text:p>
              </table:table-cell>
              <table:table-cell office:value-type="float" office:value="NaN">
                <text:p>NaN</text:p>
              </table:table-cell>
              <table:table-cell office:value-type="float" office:value="89639.0000000004">
                <text:p>89639.0000000004</text:p>
              </table:table-cell>
            </table:table-row>
            <table:table-row>
              <table:table-cell office:value-type="float" office:value="42085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89971.0909090913">
                <text:p>89971.0909090913</text:p>
              </table:table-cell>
            </table:table-row>
            <table:table-row>
              <table:table-cell office:value-type="float" office:value="42086">
                <text:p>42090</text:p>
              </table:table-cell>
              <table:table-cell office:value-type="float" office:value="104007">
                <text:p>104007</text:p>
              </table:table-cell>
              <table:table-cell office:value-type="float" office:value="90303.1818181823">
                <text:p>90303.1818181823</text:p>
              </table:table-cell>
            </table:table-row>
            <table:table-row>
              <table:table-cell office:value-type="float" office:value="42087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90635.2727272732">
                <text:p>90635.2727272732</text:p>
              </table:table-cell>
            </table:table-row>
            <table:table-row>
              <table:table-cell office:value-type="float" office:value="42088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90967.3636363641">
                <text:p>90967.3636363641</text:p>
              </table:table-cell>
            </table:table-row>
            <table:table-row>
              <table:table-cell office:value-type="float" office:value="42089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91299.454545455">
                <text:p>91299.454545455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91631.5454545459">
                <text:p>91631.5454545459</text:p>
              </table:table-cell>
            </table:table-row>
            <table:table-row>
              <table:table-cell office:value-type="float" office:value="42091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91963.6363636368">
                <text:p>91963.6363636368</text:p>
              </table:table-cell>
            </table:table-row>
            <table:table-row>
              <table:table-cell office:value-type="float" office:value="42092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92295.7272727277">
                <text:p>92295.7272727277</text:p>
              </table:table-cell>
            </table:table-row>
            <table:table-row>
              <table:table-cell office:value-type="float" office:value="42093">
                <text:p>42090</text:p>
              </table:table-cell>
              <table:table-cell office:value-type="float" office:value="NaN">
                <text:p>NaN</text:p>
              </table:table-cell>
              <table:table-cell office:value-type="float" office:value="92627.8181818186">
                <text:p>92627.8181818186</text:p>
              </table:table-cell>
            </table:table-row>
            <table:table-row>
              <table:table-cell office:value-type="float" office:value="42094">
                <text:p>42090</text:p>
              </table:table-cell>
              <table:table-cell office:value-type="float" office:value="104692">
                <text:p>104692</text:p>
              </table:table-cell>
              <table:table-cell office:value-type="float" office:value="92959.9090909096">
                <text:p>92959.9090909096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93292.0000000005">
                <text:p>93292.0000000005</text:p>
              </table:table-cell>
            </table:table-row>
            <table:table-row>
              <table:table-cell office:value-type="float" office:value="42096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93624.0909090914">
                <text:p>93624.0909090914</text:p>
              </table:table-cell>
            </table:table-row>
            <table:table-row>
              <table:table-cell office:value-type="float" office:value="42097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93956.1818181823">
                <text:p>93956.1818181823</text:p>
              </table:table-cell>
            </table:table-row>
            <table:table-row>
              <table:table-cell office:value-type="float" office:value="42098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94288.2727272732">
                <text:p>94288.2727272732</text:p>
              </table:table-cell>
            </table:table-row>
            <table:table-row>
              <table:table-cell office:value-type="float" office:value="42099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94620.3636363641">
                <text:p>94620.3636363641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94952.454545455">
                <text:p>94952.454545455</text:p>
              </table:table-cell>
            </table:table-row>
            <table:table-row>
              <table:table-cell office:value-type="float" office:value="42101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95284.5454545459">
                <text:p>95284.5454545459</text:p>
              </table:table-cell>
            </table:table-row>
            <table:table-row>
              <table:table-cell office:value-type="float" office:value="42102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95616.6363636368">
                <text:p>95616.6363636368</text:p>
              </table:table-cell>
            </table:table-row>
            <table:table-row>
              <table:table-cell office:value-type="float" office:value="42103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95948.7272727278">
                <text:p>95948.7272727278</text:p>
              </table:table-cell>
            </table:table-row>
            <table:table-row>
              <table:table-cell office:value-type="float" office:value="42104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96280.8181818187">
                <text:p>96280.8181818187</text:p>
              </table:table-cell>
            </table:table-row>
            <table:table-row>
              <table:table-cell office:value-type="float" office:value="42105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96612.9090909096">
                <text:p>96612.9090909096</text:p>
              </table:table-cell>
            </table:table-row>
            <table:table-row>
              <table:table-cell office:value-type="float" office:value="42106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96945.0000000005">
                <text:p>96945.0000000005</text:p>
              </table:table-cell>
            </table:table-row>
            <table:table-row>
              <table:table-cell office:value-type="float" office:value="42107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97277.0909090914">
                <text:p>97277.0909090914</text:p>
              </table:table-cell>
            </table:table-row>
            <table:table-row>
              <table:table-cell office:value-type="float" office:value="42108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97609.1818181823">
                <text:p>97609.1818181823</text:p>
              </table:table-cell>
            </table:table-row>
            <table:table-row>
              <table:table-cell office:value-type="float" office:value="42109">
                <text:p>42110</text:p>
              </table:table-cell>
              <table:table-cell office:value-type="float" office:value="105716">
                <text:p>105716</text:p>
              </table:table-cell>
              <table:table-cell office:value-type="float" office:value="97941.2727272732">
                <text:p>97941.2727272732</text:p>
              </table:table-cell>
            </table:table-row>
            <table:table-row>
              <table:table-cell office:value-type="float" office:value="42110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98273.3636363641">
                <text:p>98273.3636363641</text:p>
              </table:table-cell>
            </table:table-row>
            <table:table-row>
              <table:table-cell office:value-type="float" office:value="42111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98605.4545454551">
                <text:p>98605.4545454551</text:p>
              </table:table-cell>
            </table:table-row>
            <table:table-row>
              <table:table-cell office:value-type="float" office:value="42112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98937.545454546">
                <text:p>98937.545454546</text:p>
              </table:table-cell>
            </table:table-row>
            <table:table-row>
              <table:table-cell office:value-type="float" office:value="42113">
                <text:p>42110</text:p>
              </table:table-cell>
              <table:table-cell office:value-type="float" office:value="105270">
                <text:p>105270</text:p>
              </table:table-cell>
              <table:table-cell office:value-type="float" office:value="99269.6363636369">
                <text:p>99269.6363636369</text:p>
              </table:table-cell>
            </table:table-row>
            <table:table-row>
              <table:table-cell office:value-type="float" office:value="42114">
                <text:p>42110</text:p>
              </table:table-cell>
              <table:table-cell office:value-type="float" office:value="NaN">
                <text:p>NaN</text:p>
              </table:table-cell>
              <table:table-cell office:value-type="float" office:value="99601.7272727278">
                <text:p>99601.7272727278</text:p>
              </table:table-cell>
            </table:table-row>
            <table:table-row>
              <table:table-cell office:value-type="float" office:value="42115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99933.8181818187">
                <text:p>99933.8181818187</text:p>
              </table:table-cell>
            </table:table-row>
            <table:table-row>
              <table:table-cell office:value-type="float" office:value="42116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100265.90909091">
                <text:p>100265.90909091</text:p>
              </table:table-cell>
            </table:table-row>
            <table:table-row>
              <table:table-cell office:value-type="float" office:value="42117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100598.000000001">
                <text:p>100598.000000001</text:p>
              </table:table-cell>
            </table:table-row>
            <table:table-row>
              <table:table-cell office:value-type="float" office:value="42118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100930.090909091">
                <text:p>100930.090909091</text:p>
              </table:table-cell>
            </table:table-row>
            <table:table-row>
              <table:table-cell office:value-type="float" office:value="42119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101262.181818182">
                <text:p>101262.181818182</text:p>
              </table:table-cell>
            </table:table-row>
            <table:table-row>
              <table:table-cell office:value-type="float" office:value="42120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101594.272727273">
                <text:p>101594.272727273</text:p>
              </table:table-cell>
            </table:table-row>
            <table:table-row>
              <table:table-cell office:value-type="float" office:value="42121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101926.363636364">
                <text:p>101926.363636364</text:p>
              </table:table-cell>
            </table:table-row>
            <table:table-row>
              <table:table-cell office:value-type="float" office:value="42122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102258.454545455">
                <text:p>102258.454545455</text:p>
              </table:table-cell>
            </table:table-row>
            <table:table-row>
              <table:table-cell office:value-type="float" office:value="42123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102590.545454546">
                <text:p>102590.545454546</text:p>
              </table:table-cell>
            </table:table-row>
            <table:table-row>
              <table:table-cell office:value-type="float" office:value="42124">
                <text:p>42120</text:p>
              </table:table-cell>
              <table:table-cell office:value-type="float" office:value="NaN">
                <text:p>NaN</text:p>
              </table:table-cell>
              <table:table-cell office:value-type="float" office:value="102922.636363637">
                <text:p>102922.636363637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103254.727272728">
                <text:p>103254.727272728</text:p>
              </table:table-cell>
            </table:table-row>
            <table:table-row>
              <table:table-cell office:value-type="float" office:value="42126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103586.818181819">
                <text:p>103586.818181819</text:p>
              </table:table-cell>
            </table:table-row>
            <table:table-row>
              <table:table-cell office:value-type="float" office:value="42127">
                <text:p>42130</text:p>
              </table:table-cell>
              <table:table-cell office:value-type="float" office:value="107130">
                <text:p>107130</text:p>
              </table:table-cell>
              <table:table-cell office:value-type="float" office:value="103918.90909091">
                <text:p>103918.90909091</text:p>
              </table:table-cell>
            </table:table-row>
            <table:table-row>
              <table:table-cell office:value-type="float" office:value="42128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104251.000000001">
                <text:p>104251.000000001</text:p>
              </table:table-cell>
            </table:table-row>
            <table:table-row>
              <table:table-cell office:value-type="float" office:value="42129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104583.090909091">
                <text:p>104583.090909091</text:p>
              </table:table-cell>
            </table:table-row>
            <table:table-row>
              <table:table-cell office:value-type="float" office:value="42130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104915.181818182">
                <text:p>104915.181818182</text:p>
              </table:table-cell>
            </table:table-row>
            <table:table-row>
              <table:table-cell office:value-type="float" office:value="42131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105247.272727273">
                <text:p>105247.272727273</text:p>
              </table:table-cell>
            </table:table-row>
            <table:table-row>
              <table:table-cell office:value-type="float" office:value="42132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105579.363636364">
                <text:p>105579.363636364</text:p>
              </table:table-cell>
            </table:table-row>
            <table:table-row>
              <table:table-cell office:value-type="float" office:value="42133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105911.454545455">
                <text:p>105911.454545455</text:p>
              </table:table-cell>
            </table:table-row>
            <table:table-row>
              <table:table-cell office:value-type="float" office:value="42134">
                <text:p>42130</text:p>
              </table:table-cell>
              <table:table-cell office:value-type="float" office:value="NaN">
                <text:p>NaN</text:p>
              </table:table-cell>
              <table:table-cell office:value-type="float" office:value="106243.545454546">
                <text:p>106243.545454546</text:p>
              </table:table-cell>
            </table:table-row>
            <table:table-row>
              <table:table-cell office:value-type="float" office:value="42135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106575.636363637">
                <text:p>106575.636363637</text:p>
              </table:table-cell>
            </table:table-row>
            <table:table-row>
              <table:table-cell office:value-type="float" office:value="42136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106907.727272728">
                <text:p>106907.727272728</text:p>
              </table:table-cell>
            </table:table-row>
            <table:table-row>
              <table:table-cell office:value-type="float" office:value="42137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107239.818181819">
                <text:p>107239.818181819</text:p>
              </table:table-cell>
            </table:table-row>
            <table:table-row>
              <table:table-cell office:value-type="float" office:value="42138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107571.90909091">
                <text:p>107571.90909091</text:p>
              </table:table-cell>
            </table:table-row>
            <table:table-row>
              <table:table-cell office:value-type="float" office:value="42139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107904.000000001">
                <text:p>107904.000000001</text:p>
              </table:table-cell>
            </table:table-row>
            <table:table-row>
              <table:table-cell office:value-type="float" office:value="42140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108236.090909092">
                <text:p>108236.090909092</text:p>
              </table:table-cell>
            </table:table-row>
            <table:table-row>
              <table:table-cell office:value-type="float" office:value="42141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108568.181818182">
                <text:p>108568.181818182</text:p>
              </table:table-cell>
            </table:table-row>
            <table:table-row>
              <table:table-cell office:value-type="float" office:value="42142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108900.272727273">
                <text:p>108900.272727273</text:p>
              </table:table-cell>
            </table:table-row>
            <table:table-row>
              <table:table-cell office:value-type="float" office:value="42143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109232.363636364">
                <text:p>109232.363636364</text:p>
              </table:table-cell>
            </table:table-row>
            <table:table-row>
              <table:table-cell office:value-type="float" office:value="42144">
                <text:p>42140</text:p>
              </table:table-cell>
              <table:table-cell office:value-type="float" office:value="NaN">
                <text:p>NaN</text:p>
              </table:table-cell>
              <table:table-cell office:value-type="float" office:value="109564.454545455">
                <text:p>109564.454545455</text:p>
              </table:table-cell>
            </table:table-row>
            <table:table-row>
              <table:table-cell office:value-type="float" office:value="42145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09896.545454546">
                <text:p>109896.545454546</text:p>
              </table:table-cell>
            </table:table-row>
            <table:table-row>
              <table:table-cell office:value-type="float" office:value="42146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0228.636363637">
                <text:p>110228.636363637</text:p>
              </table:table-cell>
            </table:table-row>
            <table:table-row>
              <table:table-cell office:value-type="float" office:value="42147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0560.727272728">
                <text:p>110560.727272728</text:p>
              </table:table-cell>
            </table:table-row>
            <table:table-row>
              <table:table-cell office:value-type="float" office:value="42148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0892.818181819">
                <text:p>110892.818181819</text:p>
              </table:table-cell>
            </table:table-row>
            <table:table-row>
              <table:table-cell office:value-type="float" office:value="42149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1224.90909091">
                <text:p>111224.90909091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1557.000000001">
                <text:p>111557.000000001</text:p>
              </table:table-cell>
            </table:table-row>
            <table:table-row>
              <table:table-cell office:value-type="float" office:value="42151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1889.090909092">
                <text:p>111889.090909092</text:p>
              </table:table-cell>
            </table:table-row>
            <table:table-row>
              <table:table-cell office:value-type="float" office:value="42152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2221.181818182">
                <text:p>112221.181818182</text:p>
              </table:table-cell>
            </table:table-row>
            <table:table-row>
              <table:table-cell office:value-type="float" office:value="42153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2553.272727273">
                <text:p>112553.272727273</text:p>
              </table:table-cell>
            </table:table-row>
            <table:table-row>
              <table:table-cell office:value-type="float" office:value="42154">
                <text:p>42150</text:p>
              </table:table-cell>
              <table:table-cell office:value-type="float" office:value="NaN">
                <text:p>NaN</text:p>
              </table:table-cell>
              <table:table-cell office:value-type="float" office:value="112885.363636364">
                <text:p>112885.363636364</text:p>
              </table:table-cell>
            </table:table-row>
            <table:table-row>
              <table:table-cell office:value-type="float" office:value="42155">
                <text:p>42160</text:p>
              </table:table-cell>
              <table:table-cell office:value-type="float" office:value="NaN">
                <text:p>NaN</text:p>
              </table:table-cell>
              <table:table-cell office:value-type="float" office:value="113217.454545455">
                <text:p>113217.4545454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